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32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94" manifest:media-type=""/>
  <manifest:file-entry manifest:full-path="ObjectReplacements/Object 95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98" manifest:media-type="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bbf52" officeooo:paragraph-rsid="000bbf5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bf52" officeooo:paragraph-rsid="000bbf5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2424" officeooo:paragraph-rsid="001b2424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bbf52" officeooo:paragraph-rsid="000bbf5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bf52" officeooo:paragraph-rsid="000cc8b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bf52" officeooo:paragraph-rsid="000e7e0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bf52" officeooo:paragraph-rsid="00158ee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bf52" officeooo:paragraph-rsid="00175e0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bf52" officeooo:paragraph-rsid="0017a91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bbf52" officeooo:paragraph-rsid="000bbf5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bbf52" officeooo:paragraph-rsid="000bbf5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bf52" officeooo:paragraph-rsid="000e7e00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0bbf52" officeooo:paragraph-rsid="00102d99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bbf52" officeooo:paragraph-rsid="0011a2b9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102d99" officeooo:paragraph-rsid="0011a2b9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11a2b9" officeooo:paragraph-rsid="0011a2b9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2170f" officeooo:paragraph-rsid="0012170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21e18" officeooo:paragraph-rsid="00121e1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570ab" officeooo:paragraph-rsid="001570ab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58eef" officeooo:paragraph-rsid="00158ee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b2424" officeooo:paragraph-rsid="001b242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1" fo:font-size="12pt" officeooo:rsid="0011a2b9" officeooo:paragraph-rsid="0011a2b9" style:font-size-asian="12pt" style:font-size-complex="12pt"/>
    </style:style>
    <style:style style:name="T1" style:family="text">
      <style:text-properties officeooo:rsid="000bbf52"/>
    </style:style>
    <style:style style:name="T2" style:family="text">
      <style:text-properties officeooo:rsid="000cc8b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c8bd" style:font-weight-asian="bold" style:font-weight-complex="bold"/>
    </style:style>
    <style:style style:name="T5" style:family="text">
      <style:text-properties fo:font-weight="bold" officeooo:rsid="000dd7cf" style:font-weight-asian="bold" style:font-weight-complex="bold"/>
    </style:style>
    <style:style style:name="T6" style:family="text">
      <style:text-properties officeooo:rsid="000dd7cf"/>
    </style:style>
    <style:style style:name="T7" style:family="text">
      <style:text-properties officeooo:rsid="000e7e00"/>
    </style:style>
    <style:style style:name="T8" style:family="text">
      <style:text-properties officeooo:rsid="00102d99"/>
    </style:style>
    <style:style style:name="T9" style:family="text">
      <style:text-properties officeooo:rsid="0011a2b9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officeooo:rsid="0012170f"/>
    </style:style>
    <style:style style:name="T12" style:family="text">
      <style:text-properties officeooo:rsid="00131a15"/>
    </style:style>
    <style:style style:name="T13" style:family="text">
      <style:text-properties officeooo:rsid="00138b6c"/>
    </style:style>
    <style:style style:name="T14" style:family="text">
      <style:text-properties officeooo:rsid="0013dbd2"/>
    </style:style>
    <style:style style:name="T15" style:family="text">
      <style:text-properties officeooo:rsid="001570ab"/>
    </style:style>
    <style:style style:name="T16" style:family="text">
      <style:text-properties officeooo:rsid="00158eef"/>
    </style:style>
    <style:style style:name="T17" style:family="text">
      <style:text-properties officeooo:rsid="0016a3df"/>
    </style:style>
    <style:style style:name="T18" style:family="text">
      <style:text-properties officeooo:rsid="00175e0d"/>
    </style:style>
    <style:style style:name="T19" style:family="text">
      <style:text-properties officeooo:rsid="0017a910"/>
    </style:style>
    <style:style style:name="T20" style:family="text">
      <style:text-properties officeooo:rsid="00182160"/>
    </style:style>
    <style:style style:name="T21" style:family="text">
      <style:text-properties officeooo:rsid="00182889"/>
    </style:style>
    <style:style style:name="T22" style:family="text">
      <style:text-properties officeooo:rsid="001b2424"/>
    </style:style>
    <style:style style:name="T23" style:family="text">
      <style:text-properties officeooo:rsid="001c7bcf"/>
    </style:style>
    <style:style style:name="T24" style:family="text">
      <style:text-properties style:font-name="Liberation Serif" officeooo:rsid="001c7bcf" style:font-name-asian="Liberation Serif" style:font-name-complex="Liberation Seri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XERCÍCIOS – COMPUTAÇÃO GRÁFICA</text:p>
      <text:p text:style-name="P1"/>
      <text:p text:style-name="P2">1.</text:p>
      <text:p text:style-name="P2"/>
      <text:p text:style-name="P10">A - <text:span text:style-name="T3">Entretenimento Digital</text:span>: A computação gráfica é amplamente utilizada na indústria do entretenimento, incluindo cinema, televisão, videogames e realidade virtual. No cinema e na televisão, os efeitos visuais (VFX) são usados para criar mundos fictícios, personagens digitais, animações e cenas espetaculares que seriam impossíveis de filmar na vida real. Nos videogames, a computação gráfica é usada para criar ambientes interativos, personagens e efeitos visuais imersivos. Na realidade virtual, a computação gráfica é usada para criar ambientes tridimensionais que os usuários podem explorar e interagir.</text:p>
      <text:p text:style-name="P4"/>
      <text:p text:style-name="P10">B - <text:span text:style-name="T3">Design e Visualização Arquitetônica</text:span>: A computação gráfica é uma ferramenta essencial para arquitetos e designers na criação e visualização de projetos arquitetônicos e de design. Softwares de modelagem 3D e renderização são usados para criar modelos digitais de edifícios, interiores e paisagens. Esses modelos podem ser usados para explorar diferentes conceitos de design, comunicar ideias para clientes e colaboradores, e criar representações visuais realistas de como um projeto será quando concluído. Além disso, a computação gráfica é frequentemente usada em simulações de construção e visualização de dados para analisar aspectos como iluminação, fluxo de tráfego e uso do espaço.</text:p>
      <text:p text:style-name="P4"/>
      <text:p text:style-name="P2">2.</text:p>
      <text:p text:style-name="P4"/>
      <text:p text:style-name="P4">A - <text:span text:style-name="T3">Entrada de dados</text:span>: Receber as coordenadas dos pontos inicial (x1, y1) e final (x2, y2) do segmento de reta.</text:p>
      <text:p text:style-name="P4"/>
      <text:p text:style-name="P4">B - <text:span text:style-name="T3">Cálculo do incremento</text:span>: Calcular o incremento Δx e Δy, que representam as mudanças nas coordenadas x e y entre os pontos inicial e final, respectivamente. Isso é feito usando as seguintes fórmulas:</text:p>
      <text:p text:style-name="P4"><text:s text:c="3"/>- Δx = x2 – x1 // <text:span text:style-name="T2">incremento da coordenada X</text:span></text:p>
      <text:p text:style-name="P4"><text:s text:c="3"/>- Δy = y2 – y1 // <text:span text:style-name="T2">incremento da coordenada Y</text:span></text:p>
      <text:p text:style-name="P4"/>
      <text:p text:style-name="P4">C - <text:span text:style-name="T3">Determinação do número de passos</text:span>: Determinar o número de passos necessários para desenhar o segmento de reta com base na maior diferença absoluta entre Δx e Δy. Isso pode ser feito usando a fórmula:</text:p>
      <text:p text:style-name="P4"><text:s text:c="3"/>- <text:span text:style-name="T2">passos</text:span> = max(|Δx|, |Δy|)</text:p>
      <text:p text:style-name="P4"/>
      <text:p text:style-name="P4">D - <text:span text:style-name="T3">Cálculo dos incrementos de x e y por passo</text:span>: Calcular os incrementos Δx_step e Δy_step para cada passo usando as seguintes fórmulas:</text:p>
      <text:p text:style-name="P4"><text:s text:c="3"/>- Δx_<text:span text:style-name="T2">incremento</text:span> = Δx / <text:span text:style-name="T2">passos</text:span></text:p>
      <text:p text:style-name="P4"><text:s text:c="3"/>- Δy_<text:span text:style-name="T2">incremento</text:span> = Δy / <text:span text:style-name="T2">passos</text:span></text:p>
      <text:p text:style-name="P4"/>
      <text:p text:style-name="P5">E - <text:span text:style-name="T3">Desenho</text:span> <text:span text:style-name="T3">do</text:span> <text:span text:style-name="T3">segmento</text:span> <text:span text:style-name="T3">de</text:span> <text:span text:style-name="T3">reta </text:span><text:span text:style-name="T4">por</text:span> <text:span text:style-name="T3">ponto</text:span> <text:span text:style-name="T3">a</text:span> <text:span text:style-name="T3">ponto</text:span>: Usando um loop que vai de 1 até o número de passos, calcular as coordenadas x e y para cada passo e desenhar um ponto na posição arredondada mais próxima. Isso é feito atualizando as coordenadas x e y para cada passo usando os incrementos Δx_<text:span text:style-name="T2">incremento</text:span> e Δy_<text:span text:style-name="T2">incremento</text:span>:</text:p>
      <text:p text:style-name="P5"><text:s text:c="3"/>- x = x + <text:s/>Δx_<text:span text:style-name="T2">incremento</text:span></text:p>
      <text:p text:style-name="P4"><text:s text:c="3"/>- y = y + Δy_<text:span text:style-name="T2">incremento</text:span></text:p>
      <text:p text:style-name="P4"/>
      <text:p text:style-name="P4">F - <text:span text:style-name="T3">Arredondamento</text:span>: Arredondar as coordenadas x e y para inteiros mais próximos antes de<text:tab/><text:tab/><text:tab/><text:tab/>desenhar cada ponto na tela.</text:p>
      <text:p text:style-name="P4"><text:soft-page-break/></text:p>
      <text:p text:style-name="P4">G - <text:span text:style-name="T3">Desenho</text:span> <text:span text:style-name="T3">do</text:span> <text:span text:style-name="T3">último</text:span> <text:span text:style-name="T3">ponto</text:span>: Desenhar o último ponto do segmento de reta nas coordenadas finais (x2, y2).</text:p>
      <text:p text:style-name="P2"/>
      <text:p text:style-name="P2">3.</text:p>
      <text:p text:style-name="P2"/>
      <text:p text:style-name="P4"><text:span text:style-name="T2">A - </text:span><text:span text:style-name="T3">Entrada de dados</text:span>: Receber as coordenadas dos pontos inicial (x1, y1) e final (x2, y2) da linha.</text:p>
      <text:p text:style-name="P4"/>
      <text:p text:style-name="P4"><text:span text:style-name="T2">B - </text:span><text:span text:style-name="T3">Cálculo dos incrementos</text:span>: Calcular Δx e Δy, que representam as mudanças nas coordenadas x e y entre os pontos inicial e final, respectivamente. Isso é feito usando as seguintes fórmulas:</text:p>
      <text:p text:style-name="P4"><text:s text:c="3"/>- Δx = x2 - x1</text:p>
      <text:p text:style-name="P4"><text:s text:c="3"/>- Δy = y2 - y1</text:p>
      <text:p text:style-name="P4"/>
      <text:p text:style-name="P4"><text:span text:style-name="T2">C - </text:span><text:span text:style-name="T3">Cálculo do parâmetro de decisão inicial</text:span>: Calcular o parâmetro de decisão inicial (P0) usando a equação da reta. Para isso, pode-se usar a forma básica da equação da reta (y = mx + b) ou a forma incremental, dependendo da preferência do programador.</text:p>
      <text:p text:style-name="P4"/>
      <text:p text:style-name="P4"><text:span text:style-name="T2">D - </text:span><text:span text:style-name="T3">Determinação do incremento e do parâmetro de decisão</text:span>: Com base no parâmetro de decisão inicial (P0) e nas mudanças em Δx e Δy, determinar os incrementos e os parâmetros de decisão para cada etapa do desenho da linha.</text:p>
      <text:p text:style-name="P4"/>
      <text:p text:style-name="P4"><text:span text:style-name="T2">E - </text:span><text:span text:style-name="T3">Desenho da linha ponto a ponto</text:span>: Usando um loop que vai da coordenada x1 até x2, calcular os valores de y correspondentes para cada valor de x e desenhar os pontos (x, y) na tela. Durante este processo, atualize o parâmetro de decisão e ajuste as coordenadas y conforme necessário.</text:p>
      <text:p text:style-name="P4"/>
      <text:p text:style-name="P4"><text:span text:style-name="T4">F - </text:span><text:span text:style-name="T3">Arredondamento</text:span>: Arredondar as coordenadas x e y para os valores inteiros mais próximos antes de desenhar cada ponto na tela.</text:p>
      <text:p text:style-name="P4"/>
      <text:p text:style-name="P4"><text:span text:style-name="T2">G - </text:span><text:span text:style-name="T3">Desenho do último ponto</text:span>: Desenhar o último ponto da linha nas coordenadas finais (x2, y2).</text:p>
      <text:p text:style-name="P2"/>
      <text:p text:style-name="P2">4.</text:p>
      <text:p text:style-name="P4"/>
      <text:p text:style-name="P4"><text:span text:style-name="T2">A - </text:span><text:span text:style-name="T3">Entrada de dados</text:span>: Receber as coordenadas do centro do círculo (xc, yc) e o raio do círculo (r).</text:p>
      <text:p text:style-name="P4"/>
      <text:p text:style-name="P4"><text:span text:style-name="T6">B - </text:span><text:span text:style-name="T3">Inicialização dos parâmetros</text:span>: Inicializar os parâmetros necessários, como os valores iniciais de x e y, e calcular o parâmetro de decisão inicial.</text:p>
      <text:p text:style-name="P4"/>
      <text:p text:style-name="P4"><text:span text:style-name="T6">C - </text:span><text:span text:style-name="T3">Desenho dos pontos do círculo</text:span>: Utilizando um algoritmo de varredura, percorrer os octantes do círculo (ou quadrantes, dependendo da preferência) e desenhar os pontos correspondentes a cada octante.</text:p>
      <text:p text:style-name="P4"/>
      <text:p text:style-name="P4"><text:span text:style-name="T6">D - </text:span><text:span text:style-name="T3">Cálculo do parâmetro de decisão</text:span>: Calcular o parâmetro de decisão para determinar a posição do próximo ponto ao longo do círculo. O parâmetro de decisão é atualizado em cada etapa do desenho.</text:p>
      <text:p text:style-name="P4"/>
      <text:p text:style-name="P4"><text:span text:style-name="T6">E - </text:span><text:span text:style-name="T3">Escolha do próximo ponto</text:span>: Com base no parâmetro de decisão calculado, determinar qual será o próximo ponto a ser desenhado. Isso pode ser feito de forma incremental, usando as coordenadas (x, y) e os incrementos (Δx, Δy), ou através de uma abordagem mais direta, dependendo da implementação específica.</text:p>
      <text:p text:style-name="P4"/>
      <text:p text:style-name="P4"><text:soft-page-break/><text:span text:style-name="T6">F - </text:span><text:span text:style-name="T3">Desenho simétrico</text:span>: Usar a simetria do círculo para desenhar os pontos correspondentes em outros octantes ou quadrantes. Isso ajuda a reduzir a complexidade do algoritmo e evitar redundâncias no desenho.</text:p>
      <text:p text:style-name="P4"/>
      <text:p text:style-name="P4"><text:span text:style-name="T6">G - </text:span><text:span text:style-name="T5">A</text:span><text:span text:style-name="T3">rredondamento</text:span>: Arredondar as coordenadas x e y para os valores inteiros mais próximos antes de desenhar cada ponto na tela.</text:p>
      <text:p text:style-name="P4"/>
      <text:p text:style-name="P4"><text:span text:style-name="T6">H - </text:span><text:span text:style-name="T3">Desenho do círculo completo</text:span>: Repetir os passos anteriores até que todos os pontos do círculo tenham sido desenhados.</text:p>
      <text:p text:style-name="P2"/>
      <text:p text:style-name="P2">5.</text:p>
      <text:p text:style-name="P2"/>
      <text:p text:style-name="P4">A representação matricial da transformação que gira um ponto de um objeto em torno da origem é dada pela seguinte matriz de rotação 2D:</text:p>
      <text:p text:style-name="P4"/>
      <text:p text:style-name="P12"><text:span text:style-name="T6">[</text:span>cos(<draw:frame draw:style-name="fr1" draw:name="Objeto6" text:anchor-type="as-char" svg:y="-0.305cm" svg:width="0.492cm" svg:height="0.332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) <text:s/>-s<text:span text:style-name="T6">e</text:span>n(<draw:frame draw:style-name="fr1" draw:name="Objeto9" text:anchor-type="as-char" svg:y="-0.305cm" svg:width="0.492cm" svg:height="0.332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6">)]</text:span></text:p>
      <text:p text:style-name="P12"><text:span text:style-name="T6">[</text:span>s<text:span text:style-name="T6">e</text:span>n(<draw:frame draw:style-name="fr1" draw:name="Objeto7" text:anchor-type="as-char" svg:y="-0.305cm" svg:width="0.492cm" svg:height="0.332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) <text:s/>cos(<draw:frame draw:style-name="fr1" draw:name="Objeto8" text:anchor-type="as-char" svg:y="-0.305cm" svg:width="0.492cm" svg:height="0.33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)<text:span text:style-name="T6">]</text:span></text:p>
      <text:p text:style-name="P4"/>
      <text:p text:style-name="P4">Onde:</text:p>
      <text:p text:style-name="P6">- <draw:frame draw:style-name="fr1" draw:name="Objeto3" text:anchor-type="as-char" svg:y="-0.305cm" svg:width="0.492cm" svg:height="0.33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text:s/>é o ângulo de rotação em radianos.</text:p>
      <text:p text:style-name="P6">- cos<text:span text:style-name="T7">(</text:span><draw:frame draw:style-name="fr1" draw:name="Objeto4" text:anchor-type="as-char" svg:y="-0.305cm" svg:width="0.492cm" svg:height="0.332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text:span text:style-name="T7">)</text:span> representa o cosseno do ângulo.</text:p>
      <text:p text:style-name="P6">- s<text:span text:style-name="T7">e</text:span>n<text:span text:style-name="T7">(</text:span><draw:frame draw:style-name="fr1" draw:name="Objeto5" text:anchor-type="as-char" svg:y="-0.305cm" svg:width="0.492cm" svg:height="0.332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pan text:style-name="T7">)</text:span> representa o seno do ângulo.</text:p>
      <text:p text:style-name="P4"/>
      <text:p text:style-name="P4">a) Para determinar a matriz que representa a rotação de 300<text:span text:style-name="T7">º</text:span> <text:span text:style-name="T7">[</text:span>ou 300 *<text:span text:style-name="T7">(</text:span><text:span text:style-name="T7"><draw:frame draw:style-name="fr1" draw:name="Objeto1" text:anchor-type="as-char" svg:y="-0.399cm" svg:width="0.923cm" svg:height="0.77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)</text:span> radianos<text:span text:style-name="T7">]</text:span> de um objeto em torno da origem, substituímos<draw:frame draw:style-name="fr1" draw:name="Objeto2" text:anchor-type="as-char" svg:y="-0.305cm" svg:width="0.492cm" svg:height="0.332cm" draw:z-index="1"><draw:object xlink:href="./Object 2" xlink:type="simple" xlink:show="embed" xlink:actuate="onLoad"/><draw:image xlink:href="./ObjectReplacements/Object 2" xlink:type="simple" xlink:show="embed" xlink:actuate="onLoad"/></draw:frame> pelo valor correspondente:</text:p>
      <text:p text:style-name="P4"/>
      <text:p text:style-name="P12"><draw:frame draw:style-name="fr1" draw:name="Objeto10" text:anchor-type="as-char" svg:y="-0.305cm" svg:width="0.492cm" svg:height="0.332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text:s/>= 300 *<draw:frame draw:style-name="fr1" draw:name="Objeto11" text:anchor-type="as-char" svg:y="-0.399cm" svg:width="0.923cm" svg:height="0.778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 =<text:span text:style-name="T7"><draw:frame draw:style-name="fr1" draw:name="Objeto12" text:anchor-type="as-char" svg:y="-0.619cm" svg:width="0.859cm" svg:height="0.998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4"/>
      <text:p text:style-name="P4">Portanto, a matriz de rotação será:</text:p>
      <text:p text:style-name="P4"/>
      <text:p text:style-name="P13"><text:span text:style-name="T8">[</text:span>cos(<draw:frame draw:style-name="fr1" draw:name="Objeto13" text:anchor-type="as-char" svg:y="-0.619cm" svg:width="0.859cm" svg:height="0.99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text:span text:style-name="T8">)</text:span> <text:s/>-s<text:span text:style-name="T9">e</text:span>n(<text:span text:style-name="T7"><draw:frame draw:style-name="fr1" draw:name="Objeto14" text:anchor-type="as-char" svg:y="-0.619cm" svg:width="0.859cm" svg:height="0.99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8">)]</text:span></text:p>
      <text:p text:style-name="P15">[<text:span text:style-name="T9">sen(</text:span><text:span text:style-name="T7"><draw:frame draw:style-name="fr1" draw:name="Objeto15" text:anchor-type="as-char" svg:y="-0.619cm" svg:width="0.859cm" svg:height="0.99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9">) <text:s/>cos(</text:span><text:span text:style-name="T7"><draw:frame draw:style-name="fr1" draw:name="Objeto16" text:anchor-type="as-char" svg:y="-0.619cm" svg:width="0.859cm" svg:height="0.998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9">)</text:span>]</text:p>
      <text:p text:style-name="P4"/>
      <text:p text:style-name="P4">b) Para aplicar a matriz de transformação ao ponto (2, -4), multiplicamos a matriz de rotação pela matriz coluna que representa as coordenadas do ponto:</text:p>
      <text:p text:style-name="P4"/>
      <text:p text:style-name="P14"><text:span text:style-name="T8">[</text:span>cos(<draw:frame draw:style-name="fr1" draw:name="Objeto19" text:anchor-type="as-char" svg:y="-0.619cm" svg:width="0.859cm" svg:height="0.998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text:span text:style-name="T8">)</text:span> <text:s/>-s<text:span text:style-name="T9">e</text:span>n(<text:span text:style-name="T7"><draw:frame draw:style-name="fr1" draw:name="Objeto20" text:anchor-type="as-char" svg:y="-0.619cm" svg:width="0.859cm" svg:height="0.998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8">)] <text:s text:c="3"/></text:span><text:span text:style-name="T9">[ 2 ]</text:span></text:p>
      <text:p text:style-name="P15">[<text:span text:style-name="T9">sen(</text:span><text:span text:style-name="T7"><draw:frame draw:style-name="fr1" draw:name="Objeto17" text:anchor-type="as-char" svg:y="-0.619cm" svg:width="0.859cm" svg:height="0.998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9">) <text:s/>cos(</text:span><text:span text:style-name="T1">=</text:span><text:span text:style-name="T7"><draw:frame draw:style-name="fr1" draw:name="Objeto18" text:anchor-type="as-char" svg:y="-0.619cm" svg:width="0.859cm" svg:height="0.99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9">)</text:span>] <text:span text:style-name="T9">= [ -4 ]</text:span></text:p>
      <text:p text:style-name="P4"/>
      <text:p text:style-name="P4">Calculando a multiplicação matricial, obtemos as novas coordenadas.</text:p>
      <text:p text:style-name="P2"/>
      <text:p text:style-name="P2"/>
      <text:p text:style-name="P2"/>
      <text:p text:style-name="P2"/>
      <text:p text:style-name="P2"/>
      <text:p text:style-name="P2"><text:soft-page-break/>6.</text:p>
      <text:p text:style-name="P4"/>
      <text:p text:style-name="P4"/>
      <text:p text:style-name="P4">a) Variação de escala de <text:span text:style-name="T9">a</text:span> unidades na direção do eixo <text:span text:style-name="T9">x</text:span>:</text:p>
      <text:p text:style-name="P4"/>
      <text:p text:style-name="P16">[a <text:s text:c="2"/>0]</text:p>
      <text:p text:style-name="P16">[0 <text:s/>1]</text:p>
      <text:p text:style-name="P4"/>
      <text:p text:style-name="P4">b) Variação de escala de <text:span text:style-name="T9">b</text:span> unidades na direção do eixo y:</text:p>
      <text:p text:style-name="P4"/>
      <text:p text:style-name="P16">[1 <text:s/>0]</text:p>
      <text:p text:style-name="P16">[0 <text:s/>b]</text:p>
      <text:p text:style-name="P4"/>
      <text:p text:style-name="P4">c) Variação de escala de a unidades na direção do eixo x e b unidades na direção do eixo y:</text:p>
      <text:p text:style-name="P4"/>
      <text:p text:style-name="P16">[a <text:s/>0]</text:p>
      <text:p text:style-name="P16">[0 <text:s/>b]</text:p>
      <text:p text:style-name="P16"/>
      <text:p text:style-name="P22"><text:span text:style-name="T10">Essas matrizes de transformação são aplicadas a um ponto ou vetor representado por uma matriz coluna com coordenadas (x,y).</text:span></text:p>
      <text:p text:style-name="P11"/>
      <text:p text:style-name="P2">7.</text:p>
      <text:p text:style-name="P4"/>
      <text:p text:style-name="P4">Seja <text:span text:style-name="T11">(xf,yf</text:span>) as coordenadas do ponto fixo em torno do qual desejamos realizar a escala e (Sx, Sy) os fatores de escala ao longo dos eixos x e y, respectivamente. A matriz de transformação de escala em relação a um ponto fixo pode ser representada como:</text:p>
      <text:p text:style-name="P11"><text:s/></text:p>
      <text:p text:style-name="P17"><text:s text:c="7"/>[Sx <text:s/>0 <text:s/>(1-Sx)*xf]</text:p>
      <text:p text:style-name="P17">T = [0 <text:s/>Sy <text:s/>(1-Sy)*yf]</text:p>
      <text:p text:style-name="P17"><text:s text:c="6"/>[0 <text:s text:c="6"/>0 <text:s text:c="5"/>1]</text:p>
      <text:p text:style-name="P11"/>
      <text:p text:style-name="P4"/>
      <text:p text:style-name="P4">Nesta matriz:</text:p>
      <text:p text:style-name="P4"/>
      <text:p text:style-name="P4">- S<text:span text:style-name="T11">x</text:span> e Sy são os fatores de escala ao longo dos eixos \( x \) e \( y \), respectivamente.</text:p>
      <text:p text:style-name="P4">- xf, yf são as coordenadas do ponto fixo em torno do qual a escala é aplicada.</text:p>
      <text:p text:style-name="P2"/>
      <text:p text:style-name="P2">8.</text:p>
      <text:p text:style-name="P4"/>
      <text:p text:style-name="P18">[1 <text:s/>3 <text:s/>0]</text:p>
      <text:p text:style-name="P18">[2 <text:s/>1 <text:s/>0]</text:p>
      <text:p text:style-name="P18">[0 <text:s/>0 <text:s/>1]</text:p>
      <text:p text:style-name="P4"/>
      <text:p text:style-name="P4">Vamos calcular as novas coordenadas dos vértices do quadrado após a aplicação dessa transformação. </text:p>
      <text:p text:style-name="P4"/>
      <text:p text:style-name="P4">Para o ponto A(0,0):<text:tab/>A' = (0,0)</text:p>
      <text:p text:style-name="P4"/>
      <text:p text:style-name="P4">Para o ponto B(1,0):<text:tab/>B' = (1 + 3 * 0, 2 * 1 + 0) = (1, 2)</text:p>
      <text:p text:style-name="P4"/>
      <text:p text:style-name="P4">Para o ponto C(1,1):<text:tab/>C' = (1 + 3 * 1, 2 * 1 + 1) = (4, 3)</text:p>
      <text:p text:style-name="P4"/>
      <text:p text:style-name="P4"><text:soft-page-break/>Para o ponto D(0,1):<text:tab/>D' = (0 + 3 * 1, 2 * 0 + 1) = (3, 1)</text:p>
      <text:p text:style-name="P4"/>
      <text:p text:style-name="P4">Portanto, os novos vértices do quadrado após a aplicação da transformação de distorção linear são:</text:p>
      <text:p text:style-name="P4"/>
      <text:p text:style-name="P11">A’(0,0)</text:p>
      <text:p text:style-name="P11">B’(1,2)</text:p>
      <text:p text:style-name="P11">C’(4,3)</text:p>
      <text:p text:style-name="P11">D’(3,1)</text:p>
      <text:p text:style-name="P4"/>
      <text:p text:style-name="P4">Esses pontos formam um quadrilátero distorcido que ilustra o efeito da transformação de distorção linear sobre o quadrado original.</text:p>
      <text:p text:style-name="P2"/>
      <text:p text:style-name="P2">9.</text:p>
      <text:p text:style-name="P2"/>
      <text:p text:style-name="P4">Para efetuar a reflexão do losango em relação à reta y = x + 3, precisamos seguir <text:span text:style-name="T12">2</text:span> passos:</text:p>
      <text:p text:style-name="P4"/>
      <text:p text:style-name="P4">1. Encontrar as coordenadas dos pontos refletidos em relação à reta y = x + 3.</text:p>
      <text:p text:style-name="P4">2. Desenhar o losango original e o losango refletido.</text:p>
      <text:p text:style-name="P4"/>
      <text:p text:style-name="P4">Vamos começar encontrando as coordenadas dos pontos refletidos:</text:p>
      <text:p text:style-name="P4"/>
      <text:p text:style-name="P4"><text:span text:style-name="T12">A - </text:span>Losango Original:</text:p>
      <text:p text:style-name="P4"><text:s text:c="3"/>- A(-1,0)</text:p>
      <text:p text:style-name="P4"><text:s text:c="3"/>- B(0,-2)</text:p>
      <text:p text:style-name="P4"><text:s text:c="3"/>- C(1,0)</text:p>
      <text:p text:style-name="P4"><text:s text:c="3"/>- D(0,2)</text:p>
      <text:p text:style-name="P4"/>
      <text:p text:style-name="P4"><text:span text:style-name="T12">B - </text:span>Equação da Reta y = x + 3:</text:p>
      <text:p text:style-name="P4"><text:s text:c="3"/>- Podemos reescrever essa equação na forma geral da reta <text:span text:style-name="T12">(</text:span>ax - by + c = 0<text:span text:style-name="T12">)</text:span>:</text:p>
      <text:p text:style-name="P4"><text:s text:c="5"/>y - x - 3 = 0</text:p>
      <text:p text:style-name="P4"><text:s text:c="5"/>y = x + 3</text:p>
      <text:p text:style-name="P4"/>
      <text:p text:style-name="P4"><text:span text:style-name="T12">C - </text:span>Equação da Reta Perpendicular à y = x + 3 que Passa pelo Ponto Médio do Segmento de Retas que Liga Cada Ponto do Losango ao Ponto de Interseção:</text:p>
      <text:p text:style-name="P4"><text:s text:c="3"/>- A equação da reta perpendicular a y = x + 3 é y = -x + c, onde c é o coeficiente de corte y. </text:p>
      <text:p text:style-name="P4"><text:s text:c="3"/>- Encontramos o ponto médio entre cada ponto do losango e o ponto de interseção com a reta y = x + 3 e utilizamos esse ponto para encontrar a reta perpendicular.</text:p>
      <text:p text:style-name="P4"/>
      <text:p text:style-name="P4"><text:span text:style-name="T12">Para</text:span> encontrar esses pontos e a equação da reta perpendicular para cada vértice do losango.</text:p>
      <text:p text:style-name="P4"/>
      <text:p text:style-name="P4">Para A(-1,0):</text:p>
      <text:p text:style-name="P4">- Ponto médio entre A e o ponto de interseção: M(-0.5, 2.5)</text:p>
      <text:p text:style-name="P4">- Equação da reta perpendicular: y = -x + 2</text:p>
      <text:p text:style-name="P4"/>
      <text:p text:style-name="P4">Para B(0,-2):</text:p>
      <text:p text:style-name="P4">- Ponto médio entre B e o ponto de interseção: M(1, 1)</text:p>
      <text:p text:style-name="P4">- Equação da reta perpendicular: y = -x + 1</text:p>
      <text:p text:style-name="P4"/>
      <text:p text:style-name="P4">Para C(1,0):</text:p>
      <text:p text:style-name="P4">- Ponto médio entre \( C \) e o ponto de interseção: M(1.5, -1.5)</text:p>
      <text:p text:style-name="P4">- Equação da reta perpendicular: y = -x - 0.5</text:p>
      <text:p text:style-name="P4"/>
      <text:p text:style-name="P4"><text:soft-page-break/>Para D(0,2):</text:p>
      <text:p text:style-name="P4">- Ponto médio entre D e o ponto de interseção: M(-0.5, 0.5)</text:p>
      <text:p text:style-name="P4">- Equação da reta perpendicular: y = -x + 0.5</text:p>
      <text:p text:style-name="P4"/>
      <text:p text:style-name="P4">Com as equações das retas perpendiculares e os pontos médios, pode-s<text:span text:style-name="T13">e</text:span> encontrar os pontos de reflexão para cada vértice do losango original.</text:p>
      <text:p text:style-name="P4"/>
      <text:p text:style-name="P4">Agora, desenhar a figura original e a figura após a reflexão.</text:p>
      <text:p text:style-name="P4"/>
      <text:p text:style-name="P4">Para desenhar a figura original e a figura após a reflexão, vamos primeiro calcular os pontos de reflexão para cada vértice do losango original em relação à reta \( y = x + 3 \).</text:p>
      <text:p text:style-name="P4"/>
      <text:p text:style-name="P20">D - C<text:span text:style-name="T1">alcular os pontos de interseção e os pontos médios entre os vértices do losango e o ponto de interseção da reta y = x + 3.</text:span></text:p>
      <text:p text:style-name="P7"/>
      <text:p text:style-name="P7">### Ponto de Interseção:</text:p>
      <text:p text:style-name="P7"/>
      <text:p text:style-name="P7">A reta y = x + 3 intersecta a reta y = -x (perpendicular ao losango original) quando:</text:p>
      <text:p text:style-name="P7"/>
      <text:p text:style-name="P7">x + 3 = -x</text:p>
      <text:p text:style-name="P7">2x = -3</text:p>
      <text:p text:style-name="P7">x = -<text:span text:style-name="T16">3/2</text:span></text:p>
      <text:p text:style-name="P7"/>
      <text:p text:style-name="P7">Substituindo x na equação da reta, obtemos o valor de y:</text:p>
      <text:p text:style-name="P7"/>
      <text:p text:style-name="P7">y = -<text:span text:style-name="T16">3/2</text:span> + 3 = <text:span text:style-name="T16">3/2</text:span></text:p>
      <text:p text:style-name="P7"/>
      <text:p text:style-name="P7">Portanto, o ponto de interseção é P(-<text:span text:style-name="T16">3/2</text:span>, <text:span text:style-name="T16">3/2)</text:span>.</text:p>
      <text:p text:style-name="P7"/>
      <text:p text:style-name="P7">### Pontos Médios:</text:p>
      <text:p text:style-name="P7"/>
      <text:p text:style-name="P7">Vamos calcular os pontos médios entre os vértices do losango e o ponto de interseção P(-<text:span text:style-name="T16">3/2</text:span>, <text:span text:style-name="T16">3/2).</text:span></text:p>
      <text:p text:style-name="P7"/>
      <text:p text:style-name="P7">1. Ponto Médio entre A e P:</text:p>
      <text:p text:style-name="P7"><text:s text:c="3"/>M_{AP} = <text:span text:style-name="T16">([</text:span>-1 - 3/<text:span text:style-name="T16">2]/</text:span>2, <text:span text:style-name="T16">[</text:span>0 + 3/2/<text:span text:style-name="T16">]/</text:span>2 = (-5/4, <text:span text:style-name="T16">3/4)</text:span></text:p>
      <text:p text:style-name="P7"/>
      <text:p text:style-name="P7">2. Ponto Médio entre B e P:</text:p>
      <text:p text:style-name="P7"><text:s text:c="3"/>M_BP = <text:span text:style-name="T16">([</text:span>0 - 3/2<text:span text:style-name="T16">]/</text:span>2, <text:span text:style-name="T16">[</text:span>-2 + 3/2<text:span text:style-name="T16">]/</text:span>2) = (-3/4, -1/4)</text:p>
      <text:p text:style-name="P7"/>
      <text:p text:style-name="P7">3. Ponto Médio entre C e P:</text:p>
      <text:p text:style-name="P7"><text:s text:c="3"/>M_CP = (<text:span text:style-name="T17">[</text:span>1 - 3/2<text:span text:style-name="T17">]/</text:span>2, <text:span text:style-name="T17">[</text:span>0 + 3/2<text:span text:style-name="T17">]/</text:span>2) = (1/4, <text:span text:style-name="T17">3/</text:span>4)</text:p>
      <text:p text:style-name="P7"/>
      <text:p text:style-name="P7">4. Ponto Médio entre D e P:</text:p>
      <text:p text:style-name="P7"><text:s text:c="3"/>M_DP = (<text:span text:style-name="T17">[</text:span>0 - 3/2<text:span text:style-name="T17">]</text:span>/2, <text:span text:style-name="T17">[</text:span>2 + 3/2<text:span text:style-name="T17">]</text:span>/2<text:span text:style-name="T17">)</text:span> = (-<text:span text:style-name="T17">3/4</text:span>, 5/4)</text:p>
      <text:p text:style-name="P4"/>
      <text:p text:style-name="P4"><text:span text:style-name="T16">E</text:span><text:span text:style-name="T13"> -</text:span> Pontos de Reflexão para o Losango Original:</text:p>
      <text:p text:style-name="P4"/>
      <text:p text:style-name="P4">- Para o vértice A(-1,0):</text:p>
      <text:p text:style-name="P4"><text:s text:c="2"/>- Ponto médio entre A e o ponto de interseção: M(-0.5, 2.5)</text:p>
      <text:p text:style-name="P4"><text:s text:c="2"/>- Equação da reta perpendicular: y = -x + 2</text:p>
      <text:p text:style-name="P4"><text:s text:c="2"/>- Ponto de reflexão: Interseção entre a reta perpendicular e a reta y = x + 3</text:p>
      <text:p text:style-name="P4"><text:s text:c="4"/>y = -x + 2 = x + 3</text:p>
      <text:p text:style-name="P4"><text:soft-page-break/><text:s text:c="4"/>2x = 1</text:p>
      <text:p text:style-name="P4"><text:s text:c="4"/>x = <text:span text:style-name="T14">1/2</text:span></text:p>
      <text:p text:style-name="P4"><text:s text:c="4"/>y = <text:span text:style-name="T14">5/2</text:span></text:p>
      <text:p text:style-name="P4"><text:s text:c="2"/>- Portanto, o ponto de reflexão para <text:span text:style-name="T14">A</text:span> é R_A(<text:span text:style-name="T14">1/2</text:span>, <text:span text:style-name="T14">5/2</text:span>).</text:p>
      <text:p text:style-name="P4"/>
      <text:p text:style-name="P4">- Para o vértice B(0,-2):</text:p>
      <text:p text:style-name="P4"><text:s text:c="2"/>- Ponto médio entre B e o ponto de interseção: M(1, 1)</text:p>
      <text:p text:style-name="P4"><text:s text:c="2"/>- Equação da reta perpendicular: y = -x + 1</text:p>
      <text:p text:style-name="P4"><text:s text:c="2"/>- Ponto de reflexão: Interseção entre a reta perpendicular e a reta y = x + 3</text:p>
      <text:p text:style-name="P4"><text:s text:c="4"/>y = -x + 1 = x + 3</text:p>
      <text:p text:style-name="P4"><text:s text:c="4"/>2x = -2</text:p>
      <text:p text:style-name="P4"><text:s text:c="4"/>x = -1</text:p>
      <text:p text:style-name="P4"><text:s text:c="4"/>y = 2</text:p>
      <text:p text:style-name="P4"><text:s text:c="2"/>- Portanto, o ponto de reflexão para B é R_B(-1, 2).</text:p>
      <text:p text:style-name="P4"/>
      <text:p text:style-name="P4">- Para o vértice C(1,0):</text:p>
      <text:p text:style-name="P4"><text:s text:c="2"/>- Ponto médio entre C e o ponto de interseção: M(1.5, -1.5)</text:p>
      <text:p text:style-name="P4"><text:s text:c="2"/>- Equação da reta perpendicular: y = -x - 0.5</text:p>
      <text:p text:style-name="P4"><text:s text:c="2"/>- Ponto de reflexão: Interseção entre a reta perpendicular e a reta y = x + 3</text:p>
      <text:p text:style-name="P4"><text:s text:c="4"/>y = -x - 0.5 = x + 3</text:p>
      <text:p text:style-name="P4"><text:s text:c="4"/>2x = -3.5</text:p>
      <text:p text:style-name="P4"><text:s text:c="4"/>x = -<text:span text:style-name="T14">7/4</text:span></text:p>
      <text:p text:style-name="P4"><text:s text:c="4"/>y = <text:span text:style-name="T14">5/2</text:span></text:p>
      <text:p text:style-name="P4"><text:s text:c="2"/>- Portanto, o ponto de reflexão para C é R_C(-<text:span text:style-name="T14">7/4</text:span>, <text:span text:style-name="T14">5/2</text:span>).</text:p>
      <text:p text:style-name="P4"/>
      <text:p text:style-name="P4">- Para o vértice D(0,2):</text:p>
      <text:p text:style-name="P4"><text:s text:c="2"/>- Ponto médio entre D e o ponto de interseção: M(-0.5, 0.5)</text:p>
      <text:p text:style-name="P4"><text:s text:c="2"/>- Equação da reta perpendicular: y = -x + 0.5</text:p>
      <text:p text:style-name="P4"><text:s text:c="2"/>- Ponto de reflexão: Interseção entre a reta perpendicular e a reta y = x + 3</text:p>
      <text:p text:style-name="P4"><text:s text:c="4"/><text:span text:style-name="T14">y</text:span> = -x + 0.5 = x + 3</text:p>
      <text:p text:style-name="P4"><text:s text:c="4"/>2x = -2.5</text:p>
      <text:p text:style-name="P4"><text:s text:c="4"/>x = -<text:span text:style-name="T15">5/4</text:span></text:p>
      <text:p text:style-name="P4"><text:s text:c="4"/>y = <text:span text:style-name="T15">17/4</text:span></text:p>
      <text:p text:style-name="P4"><text:s text:c="2"/>- Portanto, o ponto de reflexão para D é R_D(-<text:span text:style-name="T15">5/4</text:span>, <text:span text:style-name="T15">17/4</text:span>).</text:p>
      <text:p text:style-name="P4"/>
      <text:p text:style-name="P4">Agora, vamos desenhar as figuras original e refletida.</text:p>
      <text:p text:style-name="P4"/>
      <text:p text:style-name="P4">Vamos começar desenhando o losango original e a reta y = x + 3:</text:p>
      <text:p text:style-name="P4"/>
      <text:p text:style-name="P4">- Losango Original: A(-1,0), B(0,-2), C(1,0), D(0,2)</text:p>
      <text:p text:style-name="P4">- Reta y = x + 3</text:p>
      <text:p text:style-name="P4"/>
      <text:p text:style-name="P19">Portanto...</text:p>
      <text:p text:style-name="P4"/>
      <text:p text:style-name="P4">- Pontos de Reflexão: R_A(<text:span text:style-name="T15">1/2</text:span>, <text:span text:style-name="T15">5/2</text:span>), R_B(-1, 2), R_C(-<text:span text:style-name="T15">7/4</text:span>, <text:span text:style-name="T15">5/2</text:span>), R_D(-<text:span text:style-name="T15">5/4</text:span>, <text:span text:style-name="T15">17/4</text:span>)</text:p>
      <text:p text:style-name="P4"/>
      <text:p text:style-name="P2"/>
      <text:p text:style-name="P2"/>
      <text:p text:style-name="P2"/>
      <text:p text:style-name="P2"/>
      <text:p text:style-name="P2"/>
      <text:p text:style-name="P2"><text:soft-page-break/>10.</text:p>
      <text:p text:style-name="P4"/>
      <text:p text:style-name="P4">A matriz de rotação no plano 2D é dada por:</text:p>
      <text:p text:style-name="P4"/>
      <text:p text:style-name="P8">R(<draw:frame draw:style-name="fr1" draw:name="Objeto33" text:anchor-type="as-char" svg:y="-0.305cm" svg:width="0.492cm" svg:height="0.332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) = <text:span text:style-name="T18">[</text:span>cos(<draw:frame draw:style-name="fr1" draw:name="Objeto34" text:anchor-type="as-char" svg:y="-0.305cm" svg:width="0.492cm" svg:height="0.332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) <text:s/>-sin(<draw:frame draw:style-name="fr1" draw:name="Objeto35" text:anchor-type="as-char" svg:y="-0.305cm" svg:width="0.492cm" svg:height="0.332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)<text:span text:style-name="T18">]</text:span></text:p>
      <text:p text:style-name="P8"><text:tab/> <text:s text:c="5"/><text:span text:style-name="T18">[</text:span>sin(<draw:frame draw:style-name="fr1" draw:name="Objeto36" text:anchor-type="as-char" svg:y="-0.305cm" svg:width="0.492cm" svg:height="0.332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) <text:s text:c="2"/>cos(<draw:frame draw:style-name="fr1" draw:name="Objeto37" text:anchor-type="as-char" svg:y="-0.305cm" svg:width="0.492cm" svg:height="0.332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)<text:span text:style-name="T18">]</text:span></text:p>
      <text:p text:style-name="P4"/>
      <text:p text:style-name="P8"><text:span text:style-name="T18">C</text:span>onsiderar duas rotações, R(<draw:frame draw:style-name="fr1" draw:name="Objeto38" text:anchor-type="as-char" svg:y="-0.305cm" svg:width="0.492cm" svg:height="0.332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text:span text:style-name="T18">1</text:span>) e R(<draw:frame draw:style-name="fr1" draw:name="Objeto39" text:anchor-type="as-char" svg:y="-0.305cm" svg:width="0.492cm" svg:height="0.332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2), e então <text:span text:style-name="T18">vou</text:span> calcular sua composição R(<draw:frame draw:style-name="fr1" draw:name="Objeto41" text:anchor-type="as-char" svg:y="-0.305cm" svg:width="0.492cm" svg:height="0.33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2) * R(<draw:frame draw:style-name="fr1" draw:name="Objeto40" text:anchor-type="as-char" svg:y="-0.305cm" svg:width="0.492cm" svg:height="0.33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1) e verificar se isso é igual a R(<draw:frame draw:style-name="fr1" draw:name="Objeto43" text:anchor-type="as-char" svg:y="-0.305cm" svg:width="0.492cm" svg:height="0.332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1 + <draw:frame draw:style-name="fr1" draw:name="Objeto42" text:anchor-type="as-char" svg:y="-0.305cm" svg:width="0.492cm" svg:height="0.332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2).</text:p>
      <text:p text:style-name="P4"/>
      <text:p text:style-name="P8"><text:span text:style-name="T18">C</text:span>omeçar calculando R(<draw:frame draw:style-name="fr1" draw:name="Objeto44" text:anchor-type="as-char" svg:y="-0.305cm" svg:width="0.492cm" svg:height="0.332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1) e R(<draw:frame draw:style-name="fr1" draw:name="Objeto45" text:anchor-type="as-char" svg:y="-0.305cm" svg:width="0.492cm" svg:height="0.3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2):</text:p>
      <text:p text:style-name="P4"/>
      <text:p text:style-name="P8">1. R(<draw:frame draw:style-name="fr1" draw:name="Objeto46" text:anchor-type="as-char" svg:y="-0.305cm" svg:width="0.492cm" svg:height="0.332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1):</text:p>
      <text:p text:style-name="P4"/>
      <text:p text:style-name="P8">R(<draw:frame draw:style-name="fr1" draw:name="Objeto47" text:anchor-type="as-char" svg:y="-0.305cm" svg:width="0.492cm" svg:height="0.332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1) = <text:span text:style-name="T18">[</text:span>cos(<draw:frame draw:style-name="fr1" draw:name="Objeto48" text:anchor-type="as-char" svg:y="-0.305cm" svg:width="0.492cm" svg:height="0.332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1) -sin(<draw:frame draw:style-name="fr1" draw:name="Objeto49" text:anchor-type="as-char" svg:y="-0.305cm" svg:width="0.492cm" svg:height="0.33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1)<text:span text:style-name="T18">]</text:span></text:p>
      <text:p text:style-name="P8"><text:tab/> <text:s text:c="7"/><text:span text:style-name="T18">[</text:span>sin(<draw:frame draw:style-name="fr1" draw:name="Objeto50" text:anchor-type="as-char" svg:y="-0.305cm" svg:width="0.492cm" svg:height="0.332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1) cos(<draw:frame draw:style-name="fr1" draw:name="Objeto51" text:anchor-type="as-char" svg:y="-0.305cm" svg:width="0.492cm" svg:height="0.332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1)<text:span text:style-name="T18">]</text:span></text:p>
      <text:p text:style-name="P4"/>
      <text:p text:style-name="P8">2. R(<draw:frame draw:style-name="fr1" draw:name="Objeto52" text:anchor-type="as-char" svg:y="-0.305cm" svg:width="0.492cm" svg:height="0.332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2):</text:p>
      <text:p text:style-name="P4"/>
      <text:p text:style-name="P8">R(<draw:frame draw:style-name="fr1" draw:name="Objeto53" text:anchor-type="as-char" svg:y="-0.305cm" svg:width="0.492cm" svg:height="0.33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2) = <text:span text:style-name="T18">[</text:span>cos(<draw:frame draw:style-name="fr1" draw:name="Objeto54" text:anchor-type="as-char" svg:y="-0.305cm" svg:width="0.492cm" svg:height="0.332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2) -sin(<draw:frame draw:style-name="fr1" draw:name="Objeto55" text:anchor-type="as-char" svg:y="-0.305cm" svg:width="0.492cm" svg:height="0.332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2)<text:span text:style-name="T18">]</text:span></text:p>
      <text:p text:style-name="P8"><text:tab/> <text:s text:c="7"/><text:span text:style-name="T18">[</text:span>sin(<draw:frame draw:style-name="fr1" draw:name="Objeto56" text:anchor-type="as-char" svg:y="-0.305cm" svg:width="0.492cm" svg:height="0.33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2) cos(<draw:frame draw:style-name="fr1" draw:name="Objeto57" text:anchor-type="as-char" svg:y="-0.305cm" svg:width="0.492cm" svg:height="0.332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2)<text:span text:style-name="T18">]</text:span></text:p>
      <text:p text:style-name="P4"/>
      <text:p text:style-name="P4"><text:span text:style-name="T20">Próximo passo é</text:span> calcular sua composição:</text:p>
      <text:p text:style-name="P4"/>
      <text:p text:style-name="P9">R(<draw:frame draw:style-name="fr1" draw:name="Objeto59" text:anchor-type="as-char" svg:y="-0.305cm" svg:width="0.492cm" svg:height="0.332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2) * R(<draw:frame draw:style-name="fr1" draw:name="Objeto58" text:anchor-type="as-char" svg:y="-0.305cm" svg:width="0.492cm" svg:height="0.332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1) = <text:span text:style-name="T18">[</text:span>cos(<draw:frame draw:style-name="fr1" draw:name="Objeto60" text:anchor-type="as-char" svg:y="-0.305cm" svg:width="0.492cm" svg:height="0.332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2) -sin(<draw:frame draw:style-name="fr1" draw:name="Objeto61" text:anchor-type="as-char" svg:y="-0.305cm" svg:width="0.492cm" svg:height="0.332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2)<text:span text:style-name="T18">] <text:s/>* [</text:span>cos(<draw:frame draw:style-name="fr1" draw:name="Objeto65" text:anchor-type="as-char" svg:y="-0.305cm" svg:width="0.492cm" svg:height="0.332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text:span text:style-name="T19">1</text:span>) -sin(<draw:frame draw:style-name="fr1" draw:name="Objeto66" text:anchor-type="as-char" svg:y="-0.305cm" svg:width="0.492cm" svg:height="0.332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1)<text:span text:style-name="T19">]</text:span></text:p>
      <text:p text:style-name="P8"><text:tab/><text:tab/><text:tab/> <text:s text:c="3"/><text:span text:style-name="T18">[</text:span>sin(<draw:frame draw:style-name="fr1" draw:name="Objeto62" text:anchor-type="as-char" svg:y="-0.305cm" svg:width="0.492cm" svg:height="0.332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2) <text:s/>cos(<draw:frame draw:style-name="fr1" draw:name="Objeto63" text:anchor-type="as-char" svg:y="-0.305cm" svg:width="0.492cm" svg:height="0.332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2)<text:span text:style-name="T18">]</text:span> <text:s text:c="6"/><text:span text:style-name="T19">[</text:span>sin(<draw:frame draw:style-name="fr1" draw:name="Objeto64" text:anchor-type="as-char" svg:y="-0.305cm" svg:width="0.492cm" svg:height="0.332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1) cos(<draw:frame draw:style-name="fr1" draw:name="Objeto67" text:anchor-type="as-char" svg:y="-0.305cm" svg:width="0.492cm" svg:height="0.332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1)]</text:p>
      <text:p text:style-name="P4"/>
      <text:p text:style-name="P4">Multiplicando essas matrizes, obtemos:</text:p>
      <text:p text:style-name="P4"/>
      <text:p text:style-name="P9">R(<draw:frame draw:style-name="fr1" draw:name="Objeto68" text:anchor-type="as-char" svg:y="-0.305cm" svg:width="0.492cm" svg:height="0.332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2)*R(<draw:frame draw:style-name="fr1" draw:name="Objeto69" text:anchor-type="as-char" svg:y="-0.305cm" svg:width="0.492cm" svg:height="0.332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1) = </text:p>
      <text:p text:style-name="P9"><text:span text:style-name="T19">[</text:span>cos(<draw:frame draw:style-name="fr1" draw:name="Objeto70" text:anchor-type="as-char" svg:y="-0.305cm" svg:width="0.492cm" svg:height="0.332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2)*cos(<draw:frame draw:style-name="fr1" draw:name="Objeto71" text:anchor-type="as-char" svg:y="-0.305cm" svg:width="0.492cm" svg:height="0.332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1)-sin(<draw:frame draw:style-name="fr1" draw:name="Objeto72" text:anchor-type="as-char" svg:y="-0.305cm" svg:width="0.492cm" svg:height="0.332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2)*sin(<draw:frame draw:style-name="fr1" draw:name="Objeto73" text:anchor-type="as-char" svg:y="-0.305cm" svg:width="0.492cm" svg:height="0.332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1) <text:s text:c="2"/>-cos(<draw:frame draw:style-name="fr1" draw:name="Objeto74" text:anchor-type="as-char" svg:y="-0.305cm" svg:width="0.492cm" svg:height="0.332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2)*<text:span text:style-name="T19">s</text:span>in(<draw:frame draw:style-name="fr1" draw:name="Objeto75" text:anchor-type="as-char" svg:y="-0.305cm" svg:width="0.492cm" svg:height="0.332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1)-sin(<draw:frame draw:style-name="fr1" draw:name="Objeto76" text:anchor-type="as-char" svg:y="-0.305cm" svg:width="0.492cm" svg:height="0.332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2)*cos(<draw:frame draw:style-name="fr1" draw:name="Objeto77" text:anchor-type="as-char" svg:y="-0.305cm" svg:width="0.492cm" svg:height="0.332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1)</text:p>
      <text:p text:style-name="P9"><text:span text:style-name="T19">[</text:span>sin(<draw:frame draw:style-name="fr1" draw:name="Objeto78" text:anchor-type="as-char" svg:y="-0.305cm" svg:width="0.492cm" svg:height="0.332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2)*cos(<draw:frame draw:style-name="fr1" draw:name="Objeto79" text:anchor-type="as-char" svg:y="-0.305cm" svg:width="0.492cm" svg:height="0.332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1)+cos(<draw:frame draw:style-name="fr1" draw:name="Objeto80" text:anchor-type="as-char" svg:y="-0.305cm" svg:width="0.492cm" svg:height="0.332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2)*sin(<draw:frame draw:style-name="fr1" draw:name="Objeto81" text:anchor-type="as-char" svg:y="-0.305cm" svg:width="0.492cm" svg:height="0.332cm" draw:z-index="80"><draw:object xlink:href="./Object 81" xlink:type="simple" xlink:show="embed" xlink:actuate="onLoad"/><draw:image xlink:href="./ObjectReplacements/Object 81" xlink:type="simple" xlink:show="embed" xlink:actuate="onLoad"/><svg:desc>fórmula</svg:desc></draw:frame>1) <text:s text:c="2"/>-sin(<draw:frame draw:style-name="fr1" draw:name="Objeto82" text:anchor-type="as-char" svg:y="-0.305cm" svg:width="0.492cm" svg:height="0.332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2)*sin(<draw:frame draw:style-name="fr1" draw:name="Objeto83" text:anchor-type="as-char" svg:y="-0.305cm" svg:width="0.492cm" svg:height="0.332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1)+cos(<draw:frame draw:style-name="fr1" draw:name="Objeto84" text:anchor-type="as-char" svg:y="-0.305cm" svg:width="0.492cm" svg:height="0.332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2)*cos(<draw:frame draw:style-name="fr1" draw:name="Objeto85" text:anchor-type="as-char" svg:y="-0.305cm" svg:width="0.492cm" svg:height="0.332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1)]</text:p>
      <text:p text:style-name="P4"/>
      <text:p text:style-name="P4">Usando as identidades trigonométricas de adição, pode-<text:span text:style-name="T19">se</text:span> simplificar esta expressão para:</text:p>
      <text:p text:style-name="P4"/>
      <text:p text:style-name="P8">R(<draw:frame draw:style-name="fr1" draw:name="Objeto23" text:anchor-type="as-char" svg:y="-0.305cm" svg:width="0.492cm" svg:height="0.332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2)*R(<draw:frame draw:style-name="fr1" draw:name="Objeto24" text:anchor-type="as-char" svg:y="-0.305cm" svg:width="0.492cm" svg:height="0.33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1) = <text:span text:style-name="T18">[</text:span>cos(<draw:frame draw:style-name="fr1" draw:name="Objeto25" text:anchor-type="as-char" svg:y="-0.305cm" svg:width="0.492cm" svg:height="0.332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1 + <draw:frame draw:style-name="fr1" draw:name="Objeto26" text:anchor-type="as-char" svg:y="-0.305cm" svg:width="0.492cm" svg:height="0.332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2) <text:s/>-sin(<draw:frame draw:style-name="fr1" draw:name="Objeto27" text:anchor-type="as-char" svg:y="-0.305cm" svg:width="0.492cm" svg:height="0.33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1 + <draw:frame draw:style-name="fr1" draw:name="Objeto28" text:anchor-type="as-char" svg:y="-0.305cm" svg:width="0.492cm" svg:height="0.332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2)<text:span text:style-name="T18">]</text:span> </text:p>
      <text:p text:style-name="P8"><text:tab/><text:tab/><text:tab/> <text:s text:c="2"/><text:span text:style-name="T18">[</text:span>sin(<draw:frame draw:style-name="fr1" draw:name="Objeto29" text:anchor-type="as-char" svg:y="-0.305cm" svg:width="0.492cm" svg:height="0.332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1 + <draw:frame draw:style-name="fr1" draw:name="Objeto30" text:anchor-type="as-char" svg:y="-0.305cm" svg:width="0.492cm" svg:height="0.332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2) <text:s text:c="2"/>cos(<draw:frame draw:style-name="fr1" draw:name="Objeto31" text:anchor-type="as-char" svg:y="-0.305cm" svg:width="0.492cm" svg:height="0.332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1+<draw:frame draw:style-name="fr1" draw:name="Objeto32" text:anchor-type="as-char" svg:y="-0.305cm" svg:width="0.492cm" svg:height="0.332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text:span text:style-name="T18">2</text:span>)<text:span text:style-name="T18">]</text:span> </text:p>
      <text:p text:style-name="P4"/>
      <text:p text:style-name="P8">Comparando com a forma da matriz de rotação para R(<draw:frame draw:style-name="fr1" draw:name="Objeto22" text:anchor-type="as-char" svg:y="-0.305cm" svg:width="0.492cm" svg:height="0.332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1 + <draw:frame draw:style-name="fr1" draw:name="Objeto21" text:anchor-type="as-char" svg:y="-0.305cm" svg:width="0.492cm" svg:height="0.332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2), v<text:span text:style-name="T19">ê-</text:span>s<text:span text:style-name="T19">e</text:span> que a composição de duas rotações é de fato aditiva.</text:p>
      <text:p text:style-name="P2"/>
      <text:p text:style-name="P2">11.</text:p>
      <text:p text:style-name="P2"/>
      <text:p text:style-name="P4">Para verificar se a multiplicação das matrizes de transformação para cada uma das sequências de operações é comutativa, vamos considerar cada caso:</text:p>
      <text:p text:style-name="P4"/>
      <text:p text:style-name="P4">a) Duas rotações sucessivas:</text:p>
      <text:p text:style-name="P4"/>
      <text:p text:style-name="P4">Seja R(<draw:frame draw:style-name="fr1" draw:name="Objeto97" text:anchor-type="as-char" svg:y="-0.305cm" svg:width="0.492cm" svg:height="0.33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1) a matriz de rotação para a primeira rotação e R(<draw:frame draw:style-name="fr1" draw:name="Objeto96" text:anchor-type="as-char" svg:y="-0.305cm" svg:width="0.492cm" svg:height="0.332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2) a matriz de rotação para a segunda rotação.</text:p>
      <text:p text:style-name="P4"><text:soft-page-break/></text:p>
      <text:p text:style-name="P4">A multiplicação das matrizes de transformação para duas rotações sucessivas é dada por:</text:p>
      <text:p text:style-name="P4"/>
      <text:p text:style-name="P11">R(<draw:frame draw:style-name="fr1" draw:name="Objeto95" text:anchor-type="as-char" svg:y="-0.305cm" svg:width="0.492cm" svg:height="0.332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2) * R(<draw:frame draw:style-name="fr1" draw:name="Objeto94" text:anchor-type="as-char" svg:y="-0.305cm" svg:width="0.492cm" svg:height="0.332cm" draw:z-index="93"><draw:object xlink:href="./Object 94" xlink:type="simple" xlink:show="embed" xlink:actuate="onLoad"/><draw:image xlink:href="./ObjectReplacements/Object 94" xlink:type="simple" xlink:show="embed" xlink:actuate="onLoad"/><svg:desc>fórmula</svg:desc></draw:frame>1)</text:p>
      <text:p text:style-name="P4"/>
      <text:p text:style-name="P4">Para verificar se é comutativa, precisamos calcular R(<draw:frame draw:style-name="fr1" draw:name="Objeto92" text:anchor-type="as-char" svg:y="-0.305cm" svg:width="0.492cm" svg:height="0.332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1) * R(<draw:frame draw:style-name="fr1" draw:name="Objeto93" text:anchor-type="as-char" svg:y="-0.305cm" svg:width="0.492cm" svg:height="0.3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2) e comparar com o resultado acima.</text:p>
      <text:p text:style-name="P4"/>
      <text:p text:style-name="P4">Usando as propriedades das matrizes de rotação, sabemos que R(<draw:frame draw:style-name="fr1" draw:name="Objeto90" text:anchor-type="as-char" svg:y="-0.305cm" svg:width="0.492cm" svg:height="0.332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2) * R(<draw:frame draw:style-name="fr1" draw:name="Objeto91" text:anchor-type="as-char" svg:y="-0.305cm" svg:width="0.492cm" svg:height="0.332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1) \) resultará em uma única rotação R(<draw:frame draw:style-name="fr1" draw:name="Objeto87" text:anchor-type="as-char" svg:y="-0.305cm" svg:width="0.492cm" svg:height="0.332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1 + <draw:frame draw:style-name="fr1" draw:name="Objeto86" text:anchor-type="as-char" svg:y="-0.305cm" svg:width="0.492cm" svg:height="0.332cm" draw:z-index="85"><draw:object xlink:href="./Object 86" xlink:type="simple" xlink:show="embed" xlink:actuate="onLoad"/><draw:image xlink:href="./ObjectReplacements/Object 86" xlink:type="simple" xlink:show="embed" xlink:actuate="onLoad"/><svg:desc>fórmula</svg:desc></draw:frame>2), e o mesmo vale para R(<draw:frame draw:style-name="fr1" draw:name="Objeto88" text:anchor-type="as-char" svg:y="-0.305cm" svg:width="0.492cm" svg:height="0.332cm" draw:z-index="87"><draw:object xlink:href="./Object 88" xlink:type="simple" xlink:show="embed" xlink:actuate="onLoad"/><draw:image xlink:href="./ObjectReplacements/Object 88" xlink:type="simple" xlink:show="embed" xlink:actuate="onLoad"/><svg:desc>fórmula</svg:desc></draw:frame><text:span text:style-name="T21">1</text:span>) * R(<draw:frame draw:style-name="fr1" draw:name="Objeto89" text:anchor-type="as-char" svg:y="-0.305cm" svg:width="0.492cm" svg:height="0.332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2).</text:p>
      <text:p text:style-name="P4"/>
      <text:p text:style-name="P4">Portanto, a multiplicação das matrizes de transformação para duas rotações sucessivas é comutativa.</text:p>
      <text:p text:style-name="P4"/>
      <text:p text:style-name="P4">b) Duas translações sucessivas:</text:p>
      <text:p text:style-name="P4"/>
      <text:p text:style-name="P4">Seja T(x1, y1) a matriz de translação para a primeira translação e T(x2, y2) a matriz de translação para a segunda translação.</text:p>
      <text:p text:style-name="P4"/>
      <text:p text:style-name="P4">A multiplicação das matrizes de transformação para duas translações sucessivas é dada por:</text:p>
      <text:p text:style-name="P4"/>
      <text:p text:style-name="P11">T(x2, y2) * T(x1, y1)</text:p>
      <text:p text:style-name="P4"/>
      <text:p text:style-name="P4">Para verificar se é comutativa, precisamos calcular T(x1, y1) * T(x2, y2) e comparar com o resultado acima.</text:p>
      <text:p text:style-name="P4"/>
      <text:p text:style-name="P4">Usando as propriedades das matrizes de translação, sabemos que T(x2, y2) * T(x1, y1) resultará em uma única translação, onde as coordenadas são a soma das coordenadas de cada translação. O mesmo vale para T(x1, y1) * T(x2, y2).</text:p>
      <text:p text:style-name="P4"/>
      <text:p text:style-name="P4">Portanto, a multiplicação das matrizes de transformação para duas translações sucessivas é comutativa.</text:p>
      <text:p text:style-name="P4"/>
      <text:p text:style-name="P4">c) Duas mudanças de escala sucessivas:</text:p>
      <text:p text:style-name="P4"/>
      <text:p text:style-name="P4">Seja S(<text:span text:style-name="T21">s</text:span>1) a matriz de mudança de escala para a primeira mudança de escala e S(s2) a matriz de mudança de escala para a segunda mudança de escala.</text:p>
      <text:p text:style-name="P4"/>
      <text:p text:style-name="P4">A multiplicação das matrizes de transformação para duas mudanças de escala sucessivas é dada por:</text:p>
      <text:p text:style-name="P4"/>
      <text:p text:style-name="P11">S(s2) * S(s1)</text:p>
      <text:p text:style-name="P4"/>
      <text:p text:style-name="P4">Para verificar se é comutativa, precisa-s<text:span text:style-name="T21">e</text:span> calcular S(<text:span text:style-name="T21">s</text:span>1) * S(s2) e comparar com o resultado acima.</text:p>
      <text:p text:style-name="P4"/>
      <text:p text:style-name="P4">Usando as propriedades das matrizes de mudança de escala, sabemos que S(s2) * S(s1) resultará em uma única mudança de escala, onde os fatores de escala são os produtos dos fatores de escala de cada transformação. O mesmo vale para S(s1) * S(s2).</text:p>
      <text:p text:style-name="P4"/>
      <text:p text:style-name="P4">Portanto, a multiplicação das matrizes de transformação para duas mudanças de escala sucessivas é comutativa.</text:p>
      <text:p text:style-name="P2"/>
      <text:p text:style-name="P2"/>
      <text:p text:style-name="P2"/>
      <text:p text:style-name="P3"><text:soft-page-break/>12.</text:p>
      <text:p text:style-name="P3"/>
      <text:p text:style-name="P21">Vamos verificar as propriedades de comutatividade entre uma mudança de escala uniforme (com \(s_x = s_y\)) e uma rotação, e então comparar com a comutatividade entre uma mudança de escala e uma rotação em geral.</text:p>
      <text:p text:style-name="P21"/>
      <text:p text:style-name="P21">1. Mudança de escala uniforme e rotação:</text:p>
      <text:p text:style-name="P21"/>
      <text:p text:style-name="P21">Seja \(S(s)\) a matriz de mudança de escala uniforme com fator de escala \(s\) e \(R(\theta)\) a matriz de rotação com ângulo \(\theta\).</text:p>
      <text:p text:style-name="P21"/>
      <text:p text:style-name="P21">A comutatividade entre uma mudança de escala uniforme e uma rotação significa que:</text:p>
      <text:p text:style-name="P21"/>
      <text:p text:style-name="P21">\[ S(s) \cdot R(\theta) = R(\theta) \cdot S(s) \]</text:p>
      <text:p text:style-name="P21"/>
      <text:p text:style-name="P21">Para verificar isso, vamos expandir as multiplicação das matrizes e observar se elas são iguais.</text:p>
      <text:p text:style-name="P21"/>
      <text:p text:style-name="P21">A matriz resultante de \(S(s) \cdot R(\theta)\) é uma combinação das operações de mudança de escala e rotação.</text:p>
      <text:p text:style-name="P21"/>
      <text:p text:style-name="P21">A matriz resultante de \(R(\theta) \cdot S(s)\) também é uma combinação das mesmas operações, porém na ordem inversa.</text:p>
      <text:p text:style-name="P21"/>
      <text:p text:style-name="P21">Como uma mudança de escala uniforme e uma rotação envolvem operações em direções diferentes, elas não interferem uma na outra, o que implica que \(S(s) \cdot R(<draw:frame draw:style-name="fr1" draw:name="Objeto98" text:anchor-type="as-char" svg:y="-0.305cm" svg:width="0.492cm" svg:height="0.332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) = R(\theta) \cdot S(s)\). Portanto, a comutatividade é válida para esse caso específico.</text:p>
      <text:p text:style-name="P21"/>
      <text:p text:style-name="P21">2. Mudança de escala e rotação em geral:</text:p>
      <text:p text:style-name="P21"/>
      <text:p text:style-name="P21">No entanto, se considerarmos uma mudança de escala não uniforme (com sx <text:span text:style-name="T24">≠</text:span> sy) e uma rotação, em geral elas não são comutativas.</text:p>
      <text:p text:style-name="P21"/>
      <text:p text:style-name="P21">A multiplicação das matrizes de mudança de escala e rotação resultará em uma combinação das operações em uma ordem específica.</text:p>
      <text:p text:style-name="P21"/>
      <text:p text:style-name="P21">A multiplicação das matrizes de rotação e mudança de escala resultará em outra combinação das operações em uma ordem diferente.</text:p>
      <text:p text:style-name="P21"/>
      <text:p text:style-name="P21">Como a ordem das operações importa, as matrizes resultantes em geral serão diferentes, o que implica que a comutatividade não é válida para esse caso.</text:p>
      <text:p text:style-name="P21"/>
      <text:p text:style-name="P21">Portanto, enquanto uma mudança de escala uniforme e uma rotação formam um par comutativo de operações, em geral, a mudança de escala e a rotação não são operações comutativas.</text:p>
      <text:p text:style-name="P3"/>
      <text:p text:style-name="P2">1<text:span text:style-name="T22">3</text:span>.</text:p>
      <text:p text:style-name="P2"/>
      <text:p text:style-name="P4">import java.awt.*;</text:p>
      <text:p text:style-name="P4">import javax.swing.*;</text:p>
      <text:p text:style-name="P4"/>
      <text:p text:style-name="P4">public class DDA extends JPanel {</text:p>
      <text:p text:style-name="P4"><text:s text:c="4"/></text:p>
      <text:p text:style-name="P4"><text:soft-page-break/><text:s text:c="4"/>private void drawLine(Graphics g, int x1, int y1, int x2, int y2) {</text:p>
      <text:p text:style-name="P4"><text:s text:c="8"/>int dx = x2 - x1;</text:p>
      <text:p text:style-name="P4"><text:s text:c="8"/>int dy = y2 - y1;</text:p>
      <text:p text:style-name="P4"><text:s text:c="8"/>int steps = Math.max(Math.abs(dx), Math.abs(dy));</text:p>
      <text:p text:style-name="P4"><text:s text:c="8"/>float xIncrement = (float)dx / steps;</text:p>
      <text:p text:style-name="P4"><text:s text:c="8"/>float yIncrement = (float)dy / steps;</text:p>
      <text:p text:style-name="P4"><text:s text:c="8"/>float x = x1;</text:p>
      <text:p text:style-name="P4"><text:s text:c="8"/>float y = y1;</text:p>
      <text:p text:style-name="P4"><text:s text:c="8"/></text:p>
      <text:p text:style-name="P4"><text:s text:c="8"/>for (int i = 0; i &lt;= steps; i++) {</text:p>
      <text:p text:style-name="P4"><text:s text:c="12"/>g.fillRect(Math.round(x), Math.round(y), 1, 1);</text:p>
      <text:p text:style-name="P4"><text:s text:c="12"/>x += xIncrement;</text:p>
      <text:p text:style-name="P4"><text:s text:c="12"/>y += yIncrement;</text:p>
      <text:p text:style-name="P4"><text:s text:c="8"/>}</text:p>
      <text:p text:style-name="P4"><text:s text:c="4"/>}</text:p>
      <text:p text:style-name="P4"><text:s text:c="4"/></text:p>
      <text:p text:style-name="P4"><text:s text:c="4"/>@Override</text:p>
      <text:p text:style-name="P4"><text:s text:c="4"/>protected void paintComponent(Graphics g) {</text:p>
      <text:p text:style-name="P4"><text:s text:c="8"/>super.paintComponent(g);</text:p>
      <text:p text:style-name="P4"><text:s text:c="8"/></text:p>
      <text:p text:style-name="P4"><text:s text:c="8"/>int width = getWidth();</text:p>
      <text:p text:style-name="P4"><text:s text:c="8"/>int height = getHeight();</text:p>
      <text:p text:style-name="P4"><text:s text:c="8"/></text:p>
      <text:p text:style-name="P4"><text:s text:c="8"/>// Quadrante I: x crescente, y crescente</text:p>
      <text:p text:style-name="P4"><text:s text:c="8"/>drawLine(g, width / 4, height / 4, width * 3 / 4, height * 3 / 4);</text:p>
      <text:p text:style-name="P4"><text:s text:c="8"/></text:p>
      <text:p text:style-name="P4"><text:s text:c="8"/>// Quadrante II: x decrescente, y crescente</text:p>
      <text:p text:style-name="P4"><text:s text:c="8"/>drawLine(g, width * 3 / 4, height / 4, width / 4, height * 3 / 4);</text:p>
      <text:p text:style-name="P4"><text:s text:c="8"/></text:p>
      <text:p text:style-name="P4"><text:s text:c="8"/>// Quadrante III: x decrescente, y decrescente</text:p>
      <text:p text:style-name="P4"><text:s text:c="8"/>drawLine(g, width * 3 / 4, height * 3 / 4, width / 4, height / 4);</text:p>
      <text:p text:style-name="P4"><text:s text:c="8"/></text:p>
      <text:p text:style-name="P4"><text:s text:c="8"/>// Quadrante IV: x crescente, y decrescente</text:p>
      <text:p text:style-name="P4"><text:s text:c="8"/>drawLine(g, width / 4, height * 3 / 4, width * 3 / 4, height / 4);</text:p>
      <text:p text:style-name="P4"><text:s text:c="4"/>}</text:p>
      <text:p text:style-name="P4"><text:s text:c="4"/></text:p>
      <text:p text:style-name="P4"><text:s text:c="4"/>public static void main(String[] args) {</text:p>
      <text:p text:style-name="P4"><text:s text:c="8"/>JFrame frame = new JFrame("DDA Algorithm");</text:p>
      <text:p text:style-name="P4"><text:s text:c="8"/>frame.setDefaultCloseOperation(JFrame.EXIT_ON_CLOSE);</text:p>
      <text:p text:style-name="P4"><text:s text:c="8"/>frame.setSize(400, 400);</text:p>
      <text:p text:style-name="P4"><text:s text:c="8"/>frame.setLocationRelativeTo(null);</text:p>
      <text:p text:style-name="P4"><text:s text:c="8"/>frame.add(new DDA());</text:p>
      <text:p text:style-name="P4"><text:s text:c="8"/>frame.setVisible(true);</text:p>
      <text:p text:style-name="P4"><text:s text:c="4"/>}</text:p>
      <text:p text:style-name="P4">}</text:p>
      <text:p text:style-name="P2"/>
      <text:p text:style-name="P2">14.</text:p>
      <text:p text:style-name="P2"/>
      <text:p text:style-name="P2"/>
      <text:p text:style-name="P2">15.</text:p>
      <text:p text:style-name="P2"/>
      <text:p text:style-name="P2"><text:soft-page-break/></text:p>
      <text:p text:style-name="P2">16.</text:p>
      <text:p text:style-name="P2"/>
      <text:p text:style-name="P2"/>
      <text:p text:style-name="P2">17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9T19:38:54.444000000</meta:creation-date>
    <dc:date>2024-04-01T22:12:22.486000000</dc:date>
    <meta:editing-duration>PT5H36M8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98" meta:page-count="12" meta:paragraph-count="301" meta:word-count="3290" meta:character-count="18518" meta:non-whitespace-character-count="14900"/>
  </office:meta>
</office:document-meta>
</file>

<file path=Object 1/content.xml><?xml version="1.0" encoding="utf-8"?>
<math xmlns="http://www.w3.org/1998/Math/MathML" display="block">
  <semantics>
    <mfrac>
      <mi>π</mi>
      <mn>180</mn>
    </mfrac>
    <annotation encoding="StarMath 5.0">{ %ipi } over {180} </annotation>
  </semantics>
</math>
</file>

<file path=Object 10/content.xml><?xml version="1.0" encoding="utf-8"?>
<math xmlns="http://www.w3.org/1998/Math/MathML" display="block">
  <semantics>
    <mi>θ</mi>
    <annotation encoding="StarMath 5.0">%theta </annotation>
  </semantics>
</math>
</file>

<file path=Object 11/content.xml><?xml version="1.0" encoding="utf-8"?>
<math xmlns="http://www.w3.org/1998/Math/MathML" display="block">
  <semantics>
    <mfrac>
      <mi>π</mi>
      <mn>180</mn>
    </mfrac>
    <annotation encoding="StarMath 5.0">{ %ipi } over {180} </annotation>
  </semantics>
</math>
</file>

<file path=Object 12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3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4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5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6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7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8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19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2/content.xml><?xml version="1.0" encoding="utf-8"?>
<math xmlns="http://www.w3.org/1998/Math/MathML" display="block">
  <semantics>
    <mi>θ</mi>
    <annotation encoding="StarMath 5.0">%theta </annotation>
  </semantics>
</math>
</file>

<file path=Object 20/content.xml><?xml version="1.0" encoding="utf-8"?>
<math xmlns="http://www.w3.org/1998/Math/MathML" display="block">
  <semantics>
    <mfrac>
      <mrow>
        <mn>5</mn>
        <mi>π</mi>
      </mrow>
      <mn>3</mn>
    </mfrac>
    <annotation encoding="StarMath 5.0">{ 5%ipi } over {3} </annotation>
  </semantics>
</math>
</file>

<file path=Object 21/content.xml><?xml version="1.0" encoding="utf-8"?>
<math xmlns="http://www.w3.org/1998/Math/MathML" display="block">
  <semantics>
    <mi>θ</mi>
    <annotation encoding="StarMath 5.0">%theta </annotation>
  </semantics>
</math>
</file>

<file path=Object 22/content.xml><?xml version="1.0" encoding="utf-8"?>
<math xmlns="http://www.w3.org/1998/Math/MathML" display="block">
  <semantics>
    <mi>θ</mi>
    <annotation encoding="StarMath 5.0">%theta </annotation>
  </semantics>
</math>
</file>

<file path=Object 23/content.xml><?xml version="1.0" encoding="utf-8"?>
<math xmlns="http://www.w3.org/1998/Math/MathML" display="block">
  <semantics>
    <mi>θ</mi>
    <annotation encoding="StarMath 5.0">%theta </annotation>
  </semantics>
</math>
</file>

<file path=Object 24/content.xml><?xml version="1.0" encoding="utf-8"?>
<math xmlns="http://www.w3.org/1998/Math/MathML" display="block">
  <semantics>
    <mi>θ</mi>
    <annotation encoding="StarMath 5.0">%theta </annotation>
  </semantics>
</math>
</file>

<file path=Object 25/content.xml><?xml version="1.0" encoding="utf-8"?>
<math xmlns="http://www.w3.org/1998/Math/MathML" display="block">
  <semantics>
    <mi>θ</mi>
    <annotation encoding="StarMath 5.0">%theta </annotation>
  </semantics>
</math>
</file>

<file path=Object 26/content.xml><?xml version="1.0" encoding="utf-8"?>
<math xmlns="http://www.w3.org/1998/Math/MathML" display="block">
  <semantics>
    <mi>θ</mi>
    <annotation encoding="StarMath 5.0">%theta </annotation>
  </semantics>
</math>
</file>

<file path=Object 27/content.xml><?xml version="1.0" encoding="utf-8"?>
<math xmlns="http://www.w3.org/1998/Math/MathML" display="block">
  <semantics>
    <mi>θ</mi>
    <annotation encoding="StarMath 5.0">%theta </annotation>
  </semantics>
</math>
</file>

<file path=Object 28/content.xml><?xml version="1.0" encoding="utf-8"?>
<math xmlns="http://www.w3.org/1998/Math/MathML" display="block">
  <semantics>
    <mi>θ</mi>
    <annotation encoding="StarMath 5.0">%theta </annotation>
  </semantics>
</math>
</file>

<file path=Object 29/content.xml><?xml version="1.0" encoding="utf-8"?>
<math xmlns="http://www.w3.org/1998/Math/MathML" display="block">
  <semantics>
    <mi>θ</mi>
    <annotation encoding="StarMath 5.0">%theta </annotation>
  </semantics>
</math>
</file>

<file path=Object 3/content.xml><?xml version="1.0" encoding="utf-8"?>
<math xmlns="http://www.w3.org/1998/Math/MathML" display="block">
  <semantics>
    <mi>θ</mi>
    <annotation encoding="StarMath 5.0">%theta </annotation>
  </semantics>
</math>
</file>

<file path=Object 30/content.xml><?xml version="1.0" encoding="utf-8"?>
<math xmlns="http://www.w3.org/1998/Math/MathML" display="block">
  <semantics>
    <mi>θ</mi>
    <annotation encoding="StarMath 5.0">%theta </annotation>
  </semantics>
</math>
</file>

<file path=Object 31/content.xml><?xml version="1.0" encoding="utf-8"?>
<math xmlns="http://www.w3.org/1998/Math/MathML" display="block">
  <semantics>
    <mi>θ</mi>
    <annotation encoding="StarMath 5.0">%theta </annotation>
  </semantics>
</math>
</file>

<file path=Object 32/content.xml><?xml version="1.0" encoding="utf-8"?>
<math xmlns="http://www.w3.org/1998/Math/MathML" display="block">
  <semantics>
    <mi>θ</mi>
    <annotation encoding="StarMath 5.0">%theta </annotation>
  </semantics>
</math>
</file>

<file path=Object 33/content.xml><?xml version="1.0" encoding="utf-8"?>
<math xmlns="http://www.w3.org/1998/Math/MathML" display="block">
  <semantics>
    <mi>θ</mi>
    <annotation encoding="StarMath 5.0">%theta </annotation>
  </semantics>
</math>
</file>

<file path=Object 34/content.xml><?xml version="1.0" encoding="utf-8"?>
<math xmlns="http://www.w3.org/1998/Math/MathML" display="block">
  <semantics>
    <mi>θ</mi>
    <annotation encoding="StarMath 5.0">%theta </annotation>
  </semantics>
</math>
</file>

<file path=Object 35/content.xml><?xml version="1.0" encoding="utf-8"?>
<math xmlns="http://www.w3.org/1998/Math/MathML" display="block">
  <semantics>
    <mi>θ</mi>
    <annotation encoding="StarMath 5.0">%theta </annotation>
  </semantics>
</math>
</file>

<file path=Object 36/content.xml><?xml version="1.0" encoding="utf-8"?>
<math xmlns="http://www.w3.org/1998/Math/MathML" display="block">
  <semantics>
    <mi>θ</mi>
    <annotation encoding="StarMath 5.0">%theta </annotation>
  </semantics>
</math>
</file>

<file path=Object 37/content.xml><?xml version="1.0" encoding="utf-8"?>
<math xmlns="http://www.w3.org/1998/Math/MathML" display="block">
  <semantics>
    <mi>θ</mi>
    <annotation encoding="StarMath 5.0">%theta </annotation>
  </semantics>
</math>
</file>

<file path=Object 38/content.xml><?xml version="1.0" encoding="utf-8"?>
<math xmlns="http://www.w3.org/1998/Math/MathML" display="block">
  <semantics>
    <mi>θ</mi>
    <annotation encoding="StarMath 5.0">%theta </annotation>
  </semantics>
</math>
</file>

<file path=Object 39/content.xml><?xml version="1.0" encoding="utf-8"?>
<math xmlns="http://www.w3.org/1998/Math/MathML" display="block">
  <semantics>
    <mi>θ</mi>
    <annotation encoding="StarMath 5.0">%theta </annotation>
  </semantics>
</math>
</file>

<file path=Object 4/content.xml><?xml version="1.0" encoding="utf-8"?>
<math xmlns="http://www.w3.org/1998/Math/MathML" display="block">
  <semantics>
    <mi>θ</mi>
    <annotation encoding="StarMath 5.0">%theta </annotation>
  </semantics>
</math>
</file>

<file path=Object 40/content.xml><?xml version="1.0" encoding="utf-8"?>
<math xmlns="http://www.w3.org/1998/Math/MathML" display="block">
  <semantics>
    <mi>θ</mi>
    <annotation encoding="StarMath 5.0">%theta </annotation>
  </semantics>
</math>
</file>

<file path=Object 41/content.xml><?xml version="1.0" encoding="utf-8"?>
<math xmlns="http://www.w3.org/1998/Math/MathML" display="block">
  <semantics>
    <mi>θ</mi>
    <annotation encoding="StarMath 5.0">%theta </annotation>
  </semantics>
</math>
</file>

<file path=Object 42/content.xml><?xml version="1.0" encoding="utf-8"?>
<math xmlns="http://www.w3.org/1998/Math/MathML" display="block">
  <semantics>
    <mi>θ</mi>
    <annotation encoding="StarMath 5.0">%theta </annotation>
  </semantics>
</math>
</file>

<file path=Object 43/content.xml><?xml version="1.0" encoding="utf-8"?>
<math xmlns="http://www.w3.org/1998/Math/MathML" display="block">
  <semantics>
    <mi>θ</mi>
    <annotation encoding="StarMath 5.0">%theta </annotation>
  </semantics>
</math>
</file>

<file path=Object 44/content.xml><?xml version="1.0" encoding="utf-8"?>
<math xmlns="http://www.w3.org/1998/Math/MathML" display="block">
  <semantics>
    <mi>θ</mi>
    <annotation encoding="StarMath 5.0">%theta </annotation>
  </semantics>
</math>
</file>

<file path=Object 45/content.xml><?xml version="1.0" encoding="utf-8"?>
<math xmlns="http://www.w3.org/1998/Math/MathML" display="block">
  <semantics>
    <mi>θ</mi>
    <annotation encoding="StarMath 5.0">%theta </annotation>
  </semantics>
</math>
</file>

<file path=Object 46/content.xml><?xml version="1.0" encoding="utf-8"?>
<math xmlns="http://www.w3.org/1998/Math/MathML" display="block">
  <semantics>
    <mi>θ</mi>
    <annotation encoding="StarMath 5.0">%theta </annotation>
  </semantics>
</math>
</file>

<file path=Object 47/content.xml><?xml version="1.0" encoding="utf-8"?>
<math xmlns="http://www.w3.org/1998/Math/MathML" display="block">
  <semantics>
    <mi>θ</mi>
    <annotation encoding="StarMath 5.0">%theta </annotation>
  </semantics>
</math>
</file>

<file path=Object 48/content.xml><?xml version="1.0" encoding="utf-8"?>
<math xmlns="http://www.w3.org/1998/Math/MathML" display="block">
  <semantics>
    <mi>θ</mi>
    <annotation encoding="StarMath 5.0">%theta </annotation>
  </semantics>
</math>
</file>

<file path=Object 49/content.xml><?xml version="1.0" encoding="utf-8"?>
<math xmlns="http://www.w3.org/1998/Math/MathML" display="block">
  <semantics>
    <mi>θ</mi>
    <annotation encoding="StarMath 5.0">%theta </annotation>
  </semantics>
</math>
</file>

<file path=Object 5/content.xml><?xml version="1.0" encoding="utf-8"?>
<math xmlns="http://www.w3.org/1998/Math/MathML" display="block">
  <semantics>
    <mi>θ</mi>
    <annotation encoding="StarMath 5.0">%theta </annotation>
  </semantics>
</math>
</file>

<file path=Object 50/content.xml><?xml version="1.0" encoding="utf-8"?>
<math xmlns="http://www.w3.org/1998/Math/MathML" display="block">
  <semantics>
    <mi>θ</mi>
    <annotation encoding="StarMath 5.0">%theta </annotation>
  </semantics>
</math>
</file>

<file path=Object 51/content.xml><?xml version="1.0" encoding="utf-8"?>
<math xmlns="http://www.w3.org/1998/Math/MathML" display="block">
  <semantics>
    <mi>θ</mi>
    <annotation encoding="StarMath 5.0">%theta </annotation>
  </semantics>
</math>
</file>

<file path=Object 52/content.xml><?xml version="1.0" encoding="utf-8"?>
<math xmlns="http://www.w3.org/1998/Math/MathML" display="block">
  <semantics>
    <mi>θ</mi>
    <annotation encoding="StarMath 5.0">%theta </annotation>
  </semantics>
</math>
</file>

<file path=Object 53/content.xml><?xml version="1.0" encoding="utf-8"?>
<math xmlns="http://www.w3.org/1998/Math/MathML" display="block">
  <semantics>
    <mi>θ</mi>
    <annotation encoding="StarMath 5.0">%theta </annotation>
  </semantics>
</math>
</file>

<file path=Object 54/content.xml><?xml version="1.0" encoding="utf-8"?>
<math xmlns="http://www.w3.org/1998/Math/MathML" display="block">
  <semantics>
    <mi>θ</mi>
    <annotation encoding="StarMath 5.0">%theta </annotation>
  </semantics>
</math>
</file>

<file path=Object 55/content.xml><?xml version="1.0" encoding="utf-8"?>
<math xmlns="http://www.w3.org/1998/Math/MathML" display="block">
  <semantics>
    <mi>θ</mi>
    <annotation encoding="StarMath 5.0">%theta </annotation>
  </semantics>
</math>
</file>

<file path=Object 56/content.xml><?xml version="1.0" encoding="utf-8"?>
<math xmlns="http://www.w3.org/1998/Math/MathML" display="block">
  <semantics>
    <mi>θ</mi>
    <annotation encoding="StarMath 5.0">%theta </annotation>
  </semantics>
</math>
</file>

<file path=Object 57/content.xml><?xml version="1.0" encoding="utf-8"?>
<math xmlns="http://www.w3.org/1998/Math/MathML" display="block">
  <semantics>
    <mi>θ</mi>
    <annotation encoding="StarMath 5.0">%theta </annotation>
  </semantics>
</math>
</file>

<file path=Object 58/content.xml><?xml version="1.0" encoding="utf-8"?>
<math xmlns="http://www.w3.org/1998/Math/MathML" display="block">
  <semantics>
    <mi>θ</mi>
    <annotation encoding="StarMath 5.0">%theta </annotation>
  </semantics>
</math>
</file>

<file path=Object 59/content.xml><?xml version="1.0" encoding="utf-8"?>
<math xmlns="http://www.w3.org/1998/Math/MathML" display="block">
  <semantics>
    <mi>θ</mi>
    <annotation encoding="StarMath 5.0">%theta </annotation>
  </semantics>
</math>
</file>

<file path=Object 6/content.xml><?xml version="1.0" encoding="utf-8"?>
<math xmlns="http://www.w3.org/1998/Math/MathML" display="block">
  <semantics>
    <mi>θ</mi>
    <annotation encoding="StarMath 5.0">%theta </annotation>
  </semantics>
</math>
</file>

<file path=Object 60/content.xml><?xml version="1.0" encoding="utf-8"?>
<math xmlns="http://www.w3.org/1998/Math/MathML" display="block">
  <semantics>
    <mi>θ</mi>
    <annotation encoding="StarMath 5.0">%theta </annotation>
  </semantics>
</math>
</file>

<file path=Object 61/content.xml><?xml version="1.0" encoding="utf-8"?>
<math xmlns="http://www.w3.org/1998/Math/MathML" display="block">
  <semantics>
    <mi>θ</mi>
    <annotation encoding="StarMath 5.0">%theta </annotation>
  </semantics>
</math>
</file>

<file path=Object 62/content.xml><?xml version="1.0" encoding="utf-8"?>
<math xmlns="http://www.w3.org/1998/Math/MathML" display="block">
  <semantics>
    <mi>θ</mi>
    <annotation encoding="StarMath 5.0">%theta </annotation>
  </semantics>
</math>
</file>

<file path=Object 63/content.xml><?xml version="1.0" encoding="utf-8"?>
<math xmlns="http://www.w3.org/1998/Math/MathML" display="block">
  <semantics>
    <mi>θ</mi>
    <annotation encoding="StarMath 5.0">%theta </annotation>
  </semantics>
</math>
</file>

<file path=Object 64/content.xml><?xml version="1.0" encoding="utf-8"?>
<math xmlns="http://www.w3.org/1998/Math/MathML" display="block">
  <semantics>
    <mi>θ</mi>
    <annotation encoding="StarMath 5.0">%theta </annotation>
  </semantics>
</math>
</file>

<file path=Object 65/content.xml><?xml version="1.0" encoding="utf-8"?>
<math xmlns="http://www.w3.org/1998/Math/MathML" display="block">
  <semantics>
    <mi>θ</mi>
    <annotation encoding="StarMath 5.0">%theta </annotation>
  </semantics>
</math>
</file>

<file path=Object 66/content.xml><?xml version="1.0" encoding="utf-8"?>
<math xmlns="http://www.w3.org/1998/Math/MathML" display="block">
  <semantics>
    <mi>θ</mi>
    <annotation encoding="StarMath 5.0">%theta </annotation>
  </semantics>
</math>
</file>

<file path=Object 67/content.xml><?xml version="1.0" encoding="utf-8"?>
<math xmlns="http://www.w3.org/1998/Math/MathML" display="block">
  <semantics>
    <mi>θ</mi>
    <annotation encoding="StarMath 5.0">%theta </annotation>
  </semantics>
</math>
</file>

<file path=Object 68/content.xml><?xml version="1.0" encoding="utf-8"?>
<math xmlns="http://www.w3.org/1998/Math/MathML" display="block">
  <semantics>
    <mi>θ</mi>
    <annotation encoding="StarMath 5.0">%theta </annotation>
  </semantics>
</math>
</file>

<file path=Object 69/content.xml><?xml version="1.0" encoding="utf-8"?>
<math xmlns="http://www.w3.org/1998/Math/MathML" display="block">
  <semantics>
    <mi>θ</mi>
    <annotation encoding="StarMath 5.0">%theta </annotation>
  </semantics>
</math>
</file>

<file path=Object 7/content.xml><?xml version="1.0" encoding="utf-8"?>
<math xmlns="http://www.w3.org/1998/Math/MathML" display="block">
  <semantics>
    <mi>θ</mi>
    <annotation encoding="StarMath 5.0">%theta </annotation>
  </semantics>
</math>
</file>

<file path=Object 70/content.xml><?xml version="1.0" encoding="utf-8"?>
<math xmlns="http://www.w3.org/1998/Math/MathML" display="block">
  <semantics>
    <mi>θ</mi>
    <annotation encoding="StarMath 5.0">%theta </annotation>
  </semantics>
</math>
</file>

<file path=Object 71/content.xml><?xml version="1.0" encoding="utf-8"?>
<math xmlns="http://www.w3.org/1998/Math/MathML" display="block">
  <semantics>
    <mi>θ</mi>
    <annotation encoding="StarMath 5.0">%theta </annotation>
  </semantics>
</math>
</file>

<file path=Object 72/content.xml><?xml version="1.0" encoding="utf-8"?>
<math xmlns="http://www.w3.org/1998/Math/MathML" display="block">
  <semantics>
    <mi>θ</mi>
    <annotation encoding="StarMath 5.0">%theta </annotation>
  </semantics>
</math>
</file>

<file path=Object 73/content.xml><?xml version="1.0" encoding="utf-8"?>
<math xmlns="http://www.w3.org/1998/Math/MathML" display="block">
  <semantics>
    <mi>θ</mi>
    <annotation encoding="StarMath 5.0">%theta </annotation>
  </semantics>
</math>
</file>

<file path=Object 74/content.xml><?xml version="1.0" encoding="utf-8"?>
<math xmlns="http://www.w3.org/1998/Math/MathML" display="block">
  <semantics>
    <mi>θ</mi>
    <annotation encoding="StarMath 5.0">%theta </annotation>
  </semantics>
</math>
</file>

<file path=Object 75/content.xml><?xml version="1.0" encoding="utf-8"?>
<math xmlns="http://www.w3.org/1998/Math/MathML" display="block">
  <semantics>
    <mi>θ</mi>
    <annotation encoding="StarMath 5.0">%theta </annotation>
  </semantics>
</math>
</file>

<file path=Object 76/content.xml><?xml version="1.0" encoding="utf-8"?>
<math xmlns="http://www.w3.org/1998/Math/MathML" display="block">
  <semantics>
    <mi>θ</mi>
    <annotation encoding="StarMath 5.0">%theta </annotation>
  </semantics>
</math>
</file>

<file path=Object 77/content.xml><?xml version="1.0" encoding="utf-8"?>
<math xmlns="http://www.w3.org/1998/Math/MathML" display="block">
  <semantics>
    <mi>θ</mi>
    <annotation encoding="StarMath 5.0">%theta </annotation>
  </semantics>
</math>
</file>

<file path=Object 78/content.xml><?xml version="1.0" encoding="utf-8"?>
<math xmlns="http://www.w3.org/1998/Math/MathML" display="block">
  <semantics>
    <mi>θ</mi>
    <annotation encoding="StarMath 5.0">%theta </annotation>
  </semantics>
</math>
</file>

<file path=Object 79/content.xml><?xml version="1.0" encoding="utf-8"?>
<math xmlns="http://www.w3.org/1998/Math/MathML" display="block">
  <semantics>
    <mi>θ</mi>
    <annotation encoding="StarMath 5.0">%theta </annotation>
  </semantics>
</math>
</file>

<file path=Object 8/content.xml><?xml version="1.0" encoding="utf-8"?>
<math xmlns="http://www.w3.org/1998/Math/MathML" display="block">
  <semantics>
    <mi>θ</mi>
    <annotation encoding="StarMath 5.0">%theta </annotation>
  </semantics>
</math>
</file>

<file path=Object 80/content.xml><?xml version="1.0" encoding="utf-8"?>
<math xmlns="http://www.w3.org/1998/Math/MathML" display="block">
  <semantics>
    <mi>θ</mi>
    <annotation encoding="StarMath 5.0">%theta </annotation>
  </semantics>
</math>
</file>

<file path=Object 81/content.xml><?xml version="1.0" encoding="utf-8"?>
<math xmlns="http://www.w3.org/1998/Math/MathML" display="block">
  <semantics>
    <mi>θ</mi>
    <annotation encoding="StarMath 5.0">%theta </annotation>
  </semantics>
</math>
</file>

<file path=Object 82/content.xml><?xml version="1.0" encoding="utf-8"?>
<math xmlns="http://www.w3.org/1998/Math/MathML" display="block">
  <semantics>
    <mi>θ</mi>
    <annotation encoding="StarMath 5.0">%theta </annotation>
  </semantics>
</math>
</file>

<file path=Object 83/content.xml><?xml version="1.0" encoding="utf-8"?>
<math xmlns="http://www.w3.org/1998/Math/MathML" display="block">
  <semantics>
    <mi>θ</mi>
    <annotation encoding="StarMath 5.0">%theta </annotation>
  </semantics>
</math>
</file>

<file path=Object 84/content.xml><?xml version="1.0" encoding="utf-8"?>
<math xmlns="http://www.w3.org/1998/Math/MathML" display="block">
  <semantics>
    <mi>θ</mi>
    <annotation encoding="StarMath 5.0">%theta </annotation>
  </semantics>
</math>
</file>

<file path=Object 85/content.xml><?xml version="1.0" encoding="utf-8"?>
<math xmlns="http://www.w3.org/1998/Math/MathML" display="block">
  <semantics>
    <mi>θ</mi>
    <annotation encoding="StarMath 5.0">%theta </annotation>
  </semantics>
</math>
</file>

<file path=Object 86/content.xml><?xml version="1.0" encoding="utf-8"?>
<math xmlns="http://www.w3.org/1998/Math/MathML" display="block">
  <semantics>
    <mi>θ</mi>
    <annotation encoding="StarMath 5.0">%theta </annotation>
  </semantics>
</math>
</file>

<file path=Object 87/content.xml><?xml version="1.0" encoding="utf-8"?>
<math xmlns="http://www.w3.org/1998/Math/MathML" display="block">
  <semantics>
    <mi>θ</mi>
    <annotation encoding="StarMath 5.0">%theta </annotation>
  </semantics>
</math>
</file>

<file path=Object 88/content.xml><?xml version="1.0" encoding="utf-8"?>
<math xmlns="http://www.w3.org/1998/Math/MathML" display="block">
  <semantics>
    <mi>θ</mi>
    <annotation encoding="StarMath 5.0">%theta </annotation>
  </semantics>
</math>
</file>

<file path=Object 89/content.xml><?xml version="1.0" encoding="utf-8"?>
<math xmlns="http://www.w3.org/1998/Math/MathML" display="block">
  <semantics>
    <mi>θ</mi>
    <annotation encoding="StarMath 5.0">%theta </annotation>
  </semantics>
</math>
</file>

<file path=Object 9/content.xml><?xml version="1.0" encoding="utf-8"?>
<math xmlns="http://www.w3.org/1998/Math/MathML" display="block">
  <semantics>
    <mi>θ</mi>
    <annotation encoding="StarMath 5.0">%theta </annotation>
  </semantics>
</math>
</file>

<file path=Object 90/content.xml><?xml version="1.0" encoding="utf-8"?>
<math xmlns="http://www.w3.org/1998/Math/MathML" display="block">
  <semantics>
    <mi>θ</mi>
    <annotation encoding="StarMath 5.0">%theta </annotation>
  </semantics>
</math>
</file>

<file path=Object 91/content.xml><?xml version="1.0" encoding="utf-8"?>
<math xmlns="http://www.w3.org/1998/Math/MathML" display="block">
  <semantics>
    <mi>θ</mi>
    <annotation encoding="StarMath 5.0">%theta </annotation>
  </semantics>
</math>
</file>

<file path=Object 92/content.xml><?xml version="1.0" encoding="utf-8"?>
<math xmlns="http://www.w3.org/1998/Math/MathML" display="block">
  <semantics>
    <mi>θ</mi>
    <annotation encoding="StarMath 5.0">%theta </annotation>
  </semantics>
</math>
</file>

<file path=Object 93/content.xml><?xml version="1.0" encoding="utf-8"?>
<math xmlns="http://www.w3.org/1998/Math/MathML" display="block">
  <semantics>
    <mi>θ</mi>
    <annotation encoding="StarMath 5.0">%theta </annotation>
  </semantics>
</math>
</file>

<file path=Object 94/content.xml><?xml version="1.0" encoding="utf-8"?>
<math xmlns="http://www.w3.org/1998/Math/MathML" display="block">
  <semantics>
    <mi>θ</mi>
    <annotation encoding="StarMath 5.0">%theta </annotation>
  </semantics>
</math>
</file>

<file path=Object 95/content.xml><?xml version="1.0" encoding="utf-8"?>
<math xmlns="http://www.w3.org/1998/Math/MathML" display="block">
  <semantics>
    <mi>θ</mi>
    <annotation encoding="StarMath 5.0">%theta </annotation>
  </semantics>
</math>
</file>

<file path=Object 96/content.xml><?xml version="1.0" encoding="utf-8"?>
<math xmlns="http://www.w3.org/1998/Math/MathML" display="block">
  <semantics>
    <mi>θ</mi>
    <annotation encoding="StarMath 5.0">%theta </annotation>
  </semantics>
</math>
</file>

<file path=Object 97/content.xml><?xml version="1.0" encoding="utf-8"?>
<math xmlns="http://www.w3.org/1998/Math/MathML" display="block">
  <semantics>
    <mi>θ</mi>
    <annotation encoding="StarMath 5.0">%theta </annotation>
  </semantics>
</math>
</file>

<file path=Object 98/content.xml><?xml version="1.0" encoding="utf-8"?>
<math xmlns="http://www.w3.org/1998/Math/MathML" display="block">
  <semantics>
    <mi>θ</mi>
    <annotation encoding="StarMath 5.0">%theta </annotation>
  </semantics>
</math>
</file>